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ffcc99" fo:wrap-option="wrap"/>
    </style:style>
    <style:style style:name="ce14" style:family="table-cell" style:parent-style-name="Default">
      <style:table-cell-properties fo:background-color="#66ff66"/>
    </style:style>
    <style:style style:name="ce15" style:family="table-cell" style:parent-style-name="Default">
      <style:table-cell-properties fo:background-color="#99ff66"/>
      <style:text-properties fo:color="#000000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4" table:default-cell-style-name="Default"/>
        <table:table-column table:style-name="co4" table:default-cell-style-name="ce10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13"/>
          <table:table-cell table:style-name="ce9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4096" calcext:value-type="float">
            <text:p>4096</text:p>
          </table:table-cell>
          <table:table-cell table:style-name="ce7" table:formula="of:=[.K2]*2" office:value-type="float" office:value="2048" calcext:value-type="float">
            <text:p>2048</text:p>
          </table:table-cell>
          <table:table-cell table:style-name="ce7" table:formula="of:=[.L2]*2" office:value-type="float" office:value="1024" calcext:value-type="float">
            <text:p>1024</text:p>
          </table:table-cell>
          <table:table-cell table:style-name="ce7" table:formula="of:=[.M2]*2" office:value-type="float" office:value="512" calcext:value-type="float">
            <text:p>512</text:p>
          </table:table-cell>
          <table:table-cell table:style-name="ce7" table:formula="of:=[.N2]*2" office:value-type="float" office:value="256" calcext:value-type="float">
            <text:p>256</text:p>
          </table:table-cell>
          <table:table-cell table:style-name="ce7" table:formula="of:=[.O2]*2" office:value-type="float" office:value="128" calcext:value-type="float">
            <text:p>128</text:p>
          </table:table-cell>
          <table:table-cell table:style-name="ce7" table:formula="of:=[.P2]*2" office:value-type="float" office:value="64" calcext:value-type="float">
            <text:p>64</text:p>
          </table:table-cell>
          <table:table-cell table:style-name="ce7" table:formula="of:=[.Q2]*2" office:value-type="float" office:value="32" calcext:value-type="float">
            <text:p>32</text:p>
          </table:table-cell>
          <table:table-cell table:style-name="ce7" table:formula="of:=[.R2]*2" office:value-type="float" office:value="16" calcext:value-type="float">
            <text:p>16</text:p>
          </table:table-cell>
          <table:table-cell table:style-name="ce7" table:formula="of:=[.S2]*2" office:value-type="float" office:value="8" calcext:value-type="float">
            <text:p>8</text:p>
          </table:table-cell>
          <table:table-cell table:style-name="ce7" table:formula="of:=[.T2]*2" office:value-type="float" office:value="4" calcext:value-type="float">
            <text:p>4</text:p>
          </table:table-cell>
          <table:table-cell table:style-name="ce7" table:formula="of:=[.U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W2]*2" office:value-type="float" office:value="2147483648" calcext:value-type="float">
            <text:p>2147483648</text:p>
          </table:table-cell>
          <table:table-cell table:style-name="ce9" table:formula="of:=[.X2]*2" office:value-type="float" office:value="1073741824" calcext:value-type="float">
            <text:p>1073741824</text:p>
          </table:table-cell>
          <table:table-cell table:style-name="ce9" table:formula="of:=[.Y2]*2" office:value-type="float" office:value="536870912" calcext:value-type="float">
            <text:p>536870912</text:p>
          </table:table-cell>
          <table:table-cell table:style-name="ce9" table:formula="of:=[.Z2]*2" office:value-type="float" office:value="268435456" calcext:value-type="float">
            <text:p>268435456</text:p>
          </table:table-cell>
          <table:table-cell table:style-name="ce9" table:formula="of:=[.AA2]*2" office:value-type="float" office:value="134217728" calcext:value-type="float">
            <text:p>134217728</text:p>
          </table:table-cell>
          <table:table-cell table:style-name="ce9" table:formula="of:=[.AB2]*2" office:value-type="float" office:value="67108864" calcext:value-type="float">
            <text:p>67108864</text:p>
          </table:table-cell>
          <table:table-cell table:style-name="ce9" table:formula="of:=[.AC2]*2" office:value-type="float" office:value="33554432" calcext:value-type="float">
            <text:p>33554432</text:p>
          </table:table-cell>
          <table:table-cell table:style-name="ce9" table:formula="of:=[.AD2]*2" office:value-type="float" office:value="16777216" calcext:value-type="float">
            <text:p>16777216</text:p>
          </table:table-cell>
          <table:table-cell table:style-name="ce9" table:formula="of:=[.AE2]*2" office:value-type="float" office:value="8388608" calcext:value-type="float">
            <text:p>8388608</text:p>
          </table:table-cell>
          <table:table-cell table:style-name="ce9" table:formula="of:=[.AF2]*2" office:value-type="float" office:value="4194304" calcext:value-type="float">
            <text:p>4194304</text:p>
          </table:table-cell>
          <table:table-cell table:style-name="ce9" table:formula="of:=[.AG2]*2" office:value-type="float" office:value="2097152" calcext:value-type="float">
            <text:p>2097152</text:p>
          </table:table-cell>
          <table:table-cell table:style-name="ce9" table:formula="of:=[.AH2]*2" office:value-type="float" office:value="1048576" calcext:value-type="float">
            <text:p>1048576</text:p>
          </table:table-cell>
          <table:table-cell table:style-name="ce9" table:formula="of:=[.AI2]*2" office:value-type="float" office:value="524288" calcext:value-type="float">
            <text:p>524288</text:p>
          </table:table-cell>
          <table:table-cell table:style-name="ce9" table:formula="of:=[.AJ2]*2" office:value-type="float" office:value="262144" calcext:value-type="float">
            <text:p>262144</text:p>
          </table:table-cell>
          <table:table-cell table:style-name="ce9" table:formula="of:=[.AK2]*2" office:value-type="float" office:value="131072" calcext:value-type="float">
            <text:p>131072</text:p>
          </table:table-cell>
          <table:table-cell table:style-name="ce9" table:formula="of:=[.AL2]*2" office:value-type="float" office:value="65536" calcext:value-type="float">
            <text:p>65536</text:p>
          </table:table-cell>
          <table:table-cell table:style-name="ce9" table:formula="of:=[.AM2]*2" office:value-type="float" office:value="32768" calcext:value-type="float">
            <text:p>32768</text:p>
          </table:table-cell>
          <table:table-cell table:style-name="ce9" table:formula="of:=[.AN2]*2" office:value-type="float" office:value="16384" calcext:value-type="float">
            <text:p>16384</text:p>
          </table:table-cell>
          <table:table-cell table:style-name="ce9" table:formula="of:=[.AO2]*2" office:value-type="float" office:value="8192" calcext:value-type="float">
            <text:p>8192</text:p>
          </table:table-cell>
          <table:table-cell table:style-name="ce9" table:formula="of:=[.AP2]*2" office:value-type="float" office:value="4096" calcext:value-type="float">
            <text:p>4096</text:p>
          </table:table-cell>
          <table:table-cell table:style-name="ce9" table:formula="of:=[.AQ2]*2" office:value-type="float" office:value="2048" calcext:value-type="float">
            <text:p>2048</text:p>
          </table:table-cell>
          <table:table-cell table:style-name="ce9" table:formula="of:=[.AR2]*2" office:value-type="float" office:value="1024" calcext:value-type="float">
            <text:p>1024</text:p>
          </table:table-cell>
          <table:table-cell table:style-name="ce9" table:formula="of:=[.AS2]*2" office:value-type="float" office:value="512" calcext:value-type="float">
            <text:p>512</text:p>
          </table:table-cell>
          <table:table-cell table:style-name="ce9" table:formula="of:=[.AT2]*2" office:value-type="float" office:value="256" calcext:value-type="float">
            <text:p>256</text:p>
          </table:table-cell>
          <table:table-cell table:style-name="ce9" table:formula="of:=[.AU2]*2" office:value-type="float" office:value="128" calcext:value-type="float">
            <text:p>128</text:p>
          </table:table-cell>
          <table:table-cell table:style-name="ce9" table:formula="of:=[.AV2]*2" office:value-type="float" office:value="64" calcext:value-type="float">
            <text:p>64</text:p>
          </table:table-cell>
          <table:table-cell table:style-name="ce9" table:formula="of:=[.AW2]*2" office:value-type="float" office:value="32" calcext:value-type="float">
            <text:p>32</text:p>
          </table:table-cell>
          <table:table-cell table:style-name="ce9" table:formula="of:=[.AX2]*2" office:value-type="float" office:value="16" calcext:value-type="float">
            <text:p>16</text:p>
          </table:table-cell>
          <table:table-cell table:style-name="ce9" table:formula="of:=[.AY2]*2" office:value-type="float" office:value="8" calcext:value-type="float">
            <text:p>8</text:p>
          </table:table-cell>
          <table:table-cell table:style-name="ce9" table:formula="of:=[.AZ2]*2" office:value-type="float" office:value="4" calcext:value-type="float">
            <text:p>4</text:p>
          </table:table-cell>
          <table:table-cell table:style-name="ce9" table:formula="of:=[.BA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string" calcext:value-type="string">
            <text:p>B10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SP_RD</text:p>
          </table:table-cell>
          <table:table-cell table:style-name="ce7" office:value-type="string" calcext:value-type="string">
            <text:p>SPL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H</text:p>
          </table:table-cell>
          <table:table-cell table:style-name="ce7" office:value-type="string" calcext:value-type="string">
            <text:p>SP_RAM</text:p>
          </table:table-cell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3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F_WR</text:p>
          </table:table-cell>
          <table:table-cell table:style-name="ce9" office:value-type="string" calcext:value-type="string">
            <text:p>F_RD</text:p>
          </table:table-cell>
          <table:table-cell table:style-name="ce9" office:value-type="string" calcext:value-type="string">
            <text:p>LO_RD</text:p>
          </table:table-cell>
          <table:table-cell table:style-name="ce9" office:value-type="string" calcext:value-type="string">
            <text:p>HI_RD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4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4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27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25"/>
          <table:table-cell table:style-name="ce12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4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4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4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4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4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28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28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27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27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4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4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4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26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4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4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7"/>
          <table:table-cell table:style-name="ce10"/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10"/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4" office:value-type="string" calcext:value-type="string">
            <text:p>1F</text:p>
          </table:table-cell>
          <table:table-cell table:formula="of:=DEC2HEX([.F74];8)" office:value-type="string" office:string-value="00000880" calcext:value-type="string">
            <text:p>000008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2176" calcext:value-type="float">
            <text:p>2176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7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4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number-columns-repeated="26"/>
          <table:table-cell table:style-name="ce10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5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5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" table:number-columns-repeated="2"/>
          <table:table-cell table:style-name="ce15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5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4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A → MEM(IO)</text:p>
          </table:table-cell>
          <table:table-cell table:style-name="ce4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COUNT_INC</text:p>
          </table:table-cell>
          <table:table-cell table:style-name="ce4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24"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4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4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25"/>
          <table:table-cell table:style-name="ce1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4"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0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4"/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4"/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4"/>
          <table:table-cell table:style-name="ce10" table:number-columns-repeated="4"/>
          <table:table-cell table:style-name="ce12" office:value-type="float" office:value="1" calcext:value-type="float">
            <text:p>1</text:p>
          </table:table-cell>
          <table:table-cell table:style-name="ce10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4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0" calcext:value-type="float">
            <text:p>220</text:p>
          </table:table-cell>
          <table:table-cell table:number-columns-repeated="13"/>
          <table:table-cell table:style-name="Default"/>
          <table:table-cell table:number-columns-repeated="22"/>
          <table:table-cell table:style-name="ce10"/>
          <table:table-cell table:number-columns-repeated="2" table:style-name="ce14" office:value-type="float" office:value="1" calcext:value-type="float">
            <text:p>1</text:p>
          </table:table-cell>
          <table:table-cell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4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4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4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4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4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4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4" office:value-type="string" calcext:value-type="string">
            <text:p>5D</text:p>
          </table:table-cell>
          <table:table-cell table:formula="of:=DEC2HEX([.F146];8)" office:value-type="string" office:string-value="00000020" calcext:value-type="string">
            <text:p>000000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32" calcext:value-type="float">
            <text:p>32</text:p>
          </table:table-cell>
          <table:table-cell table:formula="of:=DEC2HEX([.H146];8)" office:value-type="string" office:string-value="00410000" calcext:value-type="string">
            <text:p>004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L</text:p>
          </table:table-cell>
          <table:table-cell office:value-type="string" calcext:value-type="string">
            <text:p>SP_RAM,M(SP)=L</text:p>
          </table:table-cell>
          <table:table-cell table:style-name="ce4" office:value-type="string" calcext:value-type="string">
            <text:p>60</text:p>
          </table:table-cell>
          <table:table-cell table:formula="of:=DEC2HEX([.F149];8)" office:value-type="string" office:string-value="00000020" calcext:value-type="string">
            <text:p>000000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32" calcext:value-type="float">
            <text:p>32</text:p>
          </table:table-cell>
          <table:table-cell table:formula="of:=DEC2HEX([.H149];8)" office:value-type="string" office:string-value="00810000" calcext:value-type="string">
            <text:p>008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H</text:p>
          </table:table-cell>
          <table:table-cell office:value-type="string" calcext:value-type="string">
            <text:p>SP_RAM,M(SP)=SPH</text:p>
          </table:table-cell>
          <table:table-cell table:style-name="ce4" office:value-type="string" calcext:value-type="string">
            <text:p>63</text:p>
          </table:table-cell>
          <table:table-cell table:formula="of:=DEC2HEX([.F152];8)" office:value-type="string" office:string-value="00001060" calcext:value-type="string">
            <text:p>0000106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4192" calcext:value-type="float">
            <text:p>4192</text:p>
          </table:table-cell>
          <table:table-cell table:formula="of:=DEC2HEX([.H152];8)" office:value-type="string" office:string-value="00010000" calcext:value-type="string">
            <text:p>0001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3];8)" office:value-type="string" office:string-value="00000100" calcext:value-type="string">
            <text:p>0000010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56" calcext:value-type="float">
            <text:p>256</text:p>
          </table:table-cell>
          <table:table-cell table:formula="of:=DEC2HEX([.H153];8)" office:value-type="string" office:string-value="00000000" calcext:value-type="string">
            <text:p>0000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4];8)" office:value-type="string" office:string-value="00000000" calcext:value-type="string">
            <text:p>000000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0" calcext:value-type="float">
            <text:p>0</text:p>
          </table:table-cell>
          <table:table-cell table:formula="of:=DEC2HEX([.H154];8)" office:value-type="string" office:string-value="80000000" calcext:value-type="string">
            <text:p>8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L</text:p>
          </table:table-cell>
          <table:table-cell office:value-type="string" calcext:value-type="string">
            <text:p>SP_RAM,M(SP)=SPL</text:p>
          </table:table-cell>
          <table:table-cell table:style-name="ce4" office:value-type="string" calcext:value-type="string">
            <text:p>69</text:p>
          </table:table-cell>
          <table:table-cell table:formula="of:=DEC2HEX([.F155];8)" office:value-type="string" office:string-value="00001820" calcext:value-type="string">
            <text:p>0000182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6176" calcext:value-type="float">
            <text:p>6176</text:p>
          </table:table-cell>
          <table:table-cell table:formula="of:=DEC2HEX([.H155];8)" office:value-type="string" office:string-value="00010000" calcext:value-type="string">
            <text:p>0001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6];8)" office:value-type="string" office:string-value="00000100" calcext:value-type="string">
            <text:p>000001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256" calcext:value-type="float">
            <text:p>256</text:p>
          </table:table-cell>
          <table:table-cell table:formula="of:=DEC2HEX([.H156];8)" office:value-type="string" office:string-value="00000000" calcext:value-type="string">
            <text:p>0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7];8)" office:value-type="string" office:string-value="00000000" calcext:value-type="string">
            <text:p>000000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0" calcext:value-type="float">
            <text:p>0</text:p>
          </table:table-cell>
          <table:table-cell table:formula="of:=DEC2HEX([.H157];8)" office:value-type="string" office:string-value="80000000" calcext:value-type="string">
            <text:p>8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F</text:p>
          </table:table-cell>
          <table:table-cell office:value-type="string" calcext:value-type="string">
            <text:p>SP_RAM,M(SP)=F</text:p>
          </table:table-cell>
          <table:table-cell table:style-name="ce4" office:value-type="string" calcext:value-type="string">
            <text:p>6C</text:p>
          </table:table-cell>
          <table:table-cell table:formula="of:=DEC2HEX([.F158];8)" office:value-type="string" office:string-value="00000020" calcext:value-type="string">
            <text:p>0000002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32" calcext:value-type="float">
            <text:p>32</text:p>
          </table:table-cell>
          <table:table-cell table:formula="of:=DEC2HEX([.H158];8)" office:value-type="string" office:string-value="01010000" calcext:value-type="string">
            <text:p>0101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9];8)" office:value-type="string" office:string-value="00000100" calcext:value-type="string">
            <text:p>000001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256" calcext:value-type="float">
            <text:p>256</text:p>
          </table:table-cell>
          <table:table-cell table:formula="of:=DEC2HEX([.H159];8)" office:value-type="string" office:string-value="00000000" calcext:value-type="string">
            <text:p>0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0];8)" office:value-type="string" office:string-value="00000000" calcext:value-type="string">
            <text:p>0000000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0" calcext:value-type="float">
            <text:p>0</text:p>
          </table:table-cell>
          <table:table-cell table:formula="of:=DEC2HEX([.H160];8)" office:value-type="string" office:string-value="80000000" calcext:value-type="string">
            <text:p>8000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USH 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71</text:p>
          </table:table-cell>
          <table:table-cell table:formula="of:=DEC2HEX([.F161];8)" office:value-type="string" office:string-value="00000001" calcext:value-type="string">
            <text:p>00000001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1" calcext:value-type="float">
            <text:p>1</text:p>
          </table:table-cell>
          <table:table-cell table:formula="of:=DEC2HEX([.H161];8)" office:value-type="string" office:string-value="00040000" calcext:value-type="string">
            <text:p>0004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62];8)" office:value-type="string" office:string-value="00000028" calcext:value-type="string">
            <text:p>00000028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40" calcext:value-type="float">
            <text:p>40</text:p>
          </table:table-cell>
          <table:table-cell table:formula="of:=DEC2HEX([.H162];8)" office:value-type="string" office:string-value="00011000" calcext:value-type="string">
            <text:p>00011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3];8)" office:value-type="string" office:string-value="00000100" calcext:value-type="string">
            <text:p>0000010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256" calcext:value-type="float">
            <text:p>256</text:p>
          </table:table-cell>
          <table:table-cell table:formula="of:=DEC2HEX([.H163];8)" office:value-type="string" office:string-value="00000000" calcext:value-type="string">
            <text:p>0000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3"/>
          <table:table-cell table:style-name="Default"/>
          <table:table-cell table:number-columns-repeated="14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4];8)" office:value-type="string" office:string-value="00000000" calcext:value-type="string">
            <text:p>00000000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0" calcext:value-type="float">
            <text:p>0</text:p>
          </table:table-cell>
          <table:table-cell table:formula="of:=DEC2HEX([.H164];8)" office:value-type="string" office:string-value="80000000" calcext:value-type="string">
            <text:p>8000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USH M,xxxx</text:p>
          </table:table-cell>
          <table:table-cell office:value-type="string" calcext:value-type="string">
            <text:p>REG_ADDR_WR=ROM</text:p>
          </table:table-cell>
          <table:table-cell table:style-name="ce4" office:value-type="string" calcext:value-type="string">
            <text:p>A2</text:p>
          </table:table-cell>
          <table:table-cell table:formula="of:=DEC2HEX([.F165];8)" office:value-type="string" office:string-value="00000001" calcext:value-type="string">
            <text:p>00000001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1" calcext:value-type="float">
            <text:p>1</text:p>
          </table:table-cell>
          <table:table-cell table:formula="of:=DEC2HEX([.H165];8)" office:value-type="string" office:string-value="00040000" calcext:value-type="string">
            <text:p>00040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6];8)" office:value-type="string" office:string-value="00000000" calcext:value-type="string">
            <text:p>0000000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0" calcext:value-type="float">
            <text:p>0</text:p>
          </table:table-cell>
          <table:table-cell table:formula="of:=DEC2HEX([.H166];8)" office:value-type="string" office:string-value="00001000" calcext:value-type="string">
            <text:p>00001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67];8)" office:value-type="string" office:string-value="00000000" calcext:value-type="string">
            <text:p>000000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0" calcext:value-type="float">
            <text:p>0</text:p>
          </table:table-cell>
          <table:table-cell table:formula="of:=DEC2HEX([.H167];8)" office:value-type="string" office:string-value="00044000" calcext:value-type="string">
            <text:p>00044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00001000" calcext:value-type="string">
            <text:p>00001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69];8)" office:value-type="string" office:string-value="00000000" calcext:value-type="string">
            <text:p>0000000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0" calcext:value-type="float">
            <text:p>0</text:p>
          </table:table-cell>
          <table:table-cell table:formula="of:=DEC2HEX([.H169];8)" office:value-type="string" office:string-value="00048000" calcext:value-type="string">
            <text:p>00048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70];8)" office:value-type="string" office:string-value="00000000" calcext:value-type="string">
            <text:p>0000000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0" calcext:value-type="float">
            <text:p>0</text:p>
          </table:table-cell>
          <table:table-cell table:formula="of:=DEC2HEX([.H170];8)" office:value-type="string" office:string-value="00001000" calcext:value-type="string">
            <text:p>00001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71];8)" office:value-type="string" office:string-value="00000010" calcext:value-type="string">
            <text:p>00000010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16" calcext:value-type="float">
            <text:p>16</text:p>
          </table:table-cell>
          <table:table-cell table:formula="of:=DEC2HEX([.H171];8)" office:value-type="string" office:string-value="00020000" calcext:value-type="string">
            <text:p>0002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72];8)" office:value-type="string" office:string-value="00000028" calcext:value-type="string">
            <text:p>00000028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40" calcext:value-type="float">
            <text:p>40</text:p>
          </table:table-cell>
          <table:table-cell table:formula="of:=DEC2HEX([.H172];8)" office:value-type="string" office:string-value="00010000" calcext:value-type="string">
            <text:p>0001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3];8)" office:value-type="string" office:string-value="00000100" calcext:value-type="string">
            <text:p>00000100</text:p>
          </table:table-cell>
          <table:table-cell table:formula="of:=[.U173]*[.U$2]+[.T173]*[.T$2]+[.S173]*[.S$2]+[.R173]*[.R$2]+[.Q173]*[.Q$2]+[.P173]*[.P$2]+[.O173]*[.O$2]+[.N173]*[.N$2]+[.M173]*[.M$2]+[.L173]*[.L$2]+[.K173]*[.K$2]+[.J173]*[.J$2]+[.I173]*[.I$2]" office:value-type="float" office:value="256" calcext:value-type="float">
            <text:p>256</text:p>
          </table:table-cell>
          <table:table-cell table:formula="of:=DEC2HEX([.H173];8)" office:value-type="string" office:string-value="00000000" calcext:value-type="string">
            <text:p>00000000</text:p>
          </table:table-cell>
          <table:table-cell table:formula="of:=[.V173]*[.$V$2]+[.W173]*[.$W$2]+[.X173]*[.$X$2]+[.Y173]*[.$Y$2]+[.Z173]*[.$Z$2]+[.AA173]*[.$AA$2]+[.AB173]*[.$AB$2]+[.AC173]*[.$AC$2]+[.AD173]*[.$AD$2]+[.AE173]*[.$AE$2]+[.AF173]*[.$AF$2]+[.AG173]*[.$AG$2]+[.AH173]*[.$AH$2]+[.AI173]*[.$AI$2]+[.AJ173]*[.$AJ$2]+[.AK173]*[.$AK$2]+[.AL173]*[.$AL$2]+[.AM173]*[.$AM$2]+[.AN173]*[.$AN$2]+[.AO173]*[.$AO$2]+[.AP173]*[.$AP$2]+[.AQ173]*[.$AQ$2]+[.AR173]*[.$AR$2]+[.AS173]*[.$AS$2]+[.AT173]*[.$AT$2]+[.AU173]*[.$AU$2]+[.AV173]*[.$AV$2]+[.AW173]*[.$AW$2]+[.AX173]*[.$AX$2]+[.AY173]*[.$AY$2]+[.AZ173]*[.$AZ$2]+[.BA17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4];8)" office:value-type="string" office:string-value="00000000" calcext:value-type="string">
            <text:p>00000000</text:p>
          </table:table-cell>
          <table:table-cell table:formula="of:=[.U174]*[.U$2]+[.T174]*[.T$2]+[.S174]*[.S$2]+[.R174]*[.R$2]+[.Q174]*[.Q$2]+[.P174]*[.P$2]+[.O174]*[.O$2]+[.N174]*[.N$2]+[.M174]*[.M$2]+[.L174]*[.L$2]+[.K174]*[.K$2]+[.J174]*[.J$2]+[.I174]*[.I$2]" office:value-type="float" office:value="0" calcext:value-type="float">
            <text:p>0</text:p>
          </table:table-cell>
          <table:table-cell table:formula="of:=DEC2HEX([.H174];8)" office:value-type="string" office:string-value="80000000" calcext:value-type="string">
            <text:p>80000000</text:p>
          </table:table-cell>
          <table:table-cell table:formula="of:=[.V174]*[.$V$2]+[.W174]*[.$W$2]+[.X174]*[.$X$2]+[.Y174]*[.$Y$2]+[.Z174]*[.$Z$2]+[.AA174]*[.$AA$2]+[.AB174]*[.$AB$2]+[.AC174]*[.$AC$2]+[.AD174]*[.$AD$2]+[.AE174]*[.$AE$2]+[.AF174]*[.$AF$2]+[.AG174]*[.$AG$2]+[.AH174]*[.$AH$2]+[.AI174]*[.$AI$2]+[.AJ174]*[.$AJ$2]+[.AK174]*[.$AK$2]+[.AL174]*[.$AL$2]+[.AM174]*[.$AM$2]+[.AN174]*[.$AN$2]+[.AO174]*[.$AO$2]+[.AP174]*[.$AP$2]+[.AQ174]*[.$AQ$2]+[.AR174]*[.$AR$2]+[.AS174]*[.$AS$2]+[.AT174]*[.$AT$2]+[.AU174]*[.$AU$2]+[.AV174]*[.$AV$2]+[.AW174]*[.$AW$2]+[.AX174]*[.$AX$2]+[.AY174]*[.$AY$2]+[.AZ174]*[.$AZ$2]+[.BA17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DEC2HEX([.F175];8)" office:value-type="string" office:string-value="00000000" calcext:value-type="string">
            <text:p>00000000</text:p>
          </table:table-cell>
          <table:table-cell table:formula="of:=[.U175]*[.U$2]+[.T175]*[.T$2]+[.S175]*[.S$2]+[.R175]*[.R$2]+[.Q175]*[.Q$2]+[.P175]*[.P$2]+[.O175]*[.O$2]+[.N175]*[.N$2]+[.M175]*[.M$2]+[.L175]*[.L$2]+[.K175]*[.K$2]+[.J175]*[.J$2]+[.I175]*[.I$2]" office:value-type="float" office:value="0" calcext:value-type="float">
            <text:p>0</text:p>
          </table:table-cell>
          <table:table-cell table:formula="of:=DEC2HEX([.H175];8)" office:value-type="string" office:string-value="00000000" calcext:value-type="string">
            <text:p>00000000</text:p>
          </table:table-cell>
          <table:table-cell table:formula="of:=[.V175]*[.$V$2]+[.W175]*[.$W$2]+[.X175]*[.$X$2]+[.Y175]*[.$Y$2]+[.Z175]*[.$Z$2]+[.AA175]*[.$AA$2]+[.AB175]*[.$AB$2]+[.AC175]*[.$AC$2]+[.AD175]*[.$AD$2]+[.AE175]*[.$AE$2]+[.AF175]*[.$AF$2]+[.AG175]*[.$AG$2]+[.AH175]*[.$AH$2]+[.AI175]*[.$AI$2]+[.AJ175]*[.$AJ$2]+[.AK175]*[.$AK$2]+[.AL175]*[.$AL$2]+[.AM175]*[.$AM$2]+[.AN175]*[.$AN$2]+[.AO175]*[.$AO$2]+[.AP175]*[.$AP$2]+[.AQ175]*[.$AQ$2]+[.AR175]*[.$AR$2]+[.AS175]*[.$AS$2]+[.AT175]*[.$AT$2]+[.AU175]*[.$AU$2]+[.AV175]*[.$AV$2]+[.AW175]*[.$AW$2]+[.AX175]*[.$AX$2]+[.AY175]*[.$AY$2]+[.AZ175]*[.$AZ$2]+[.BA175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1"/>
          <table:table-cell table:style-name="ce10"/>
          <table:table-cell table:number-columns-repeated="990"/>
        </table:table-row>
        <table:table-row table:style-name="ro1">
          <table:table-cell table:style-name="ce3" office:value-type="string" calcext:value-type="string">
            <text:p>IN DEVELOPMENT</text:p>
          </table:table-cell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A</text:p>
          </table:table-cell>
          <table:table-cell office:value-type="string" calcext:value-type="string">
            <text:p>SP_RAM,A=M(SP)</text:p>
          </table:table-cell>
          <table:table-cell table:style-name="ce4" office:value-type="string" calcext:value-type="string">
            <text:p>???</text:p>
          </table:table-cell>
          <table:table-cell table:formula="of:=DEC2HEX([.F177];8)" office:value-type="string" office:string-value="00000020" calcext:value-type="string">
            <text:p>00000020</text:p>
          </table:table-cell>
          <table:table-cell table:formula="of:=[.U177]*[.U$2]+[.T177]*[.T$2]+[.S177]*[.S$2]+[.R177]*[.R$2]+[.Q177]*[.Q$2]+[.P177]*[.P$2]+[.O177]*[.O$2]+[.N177]*[.N$2]+[.M177]*[.M$2]+[.L177]*[.L$2]+[.K177]*[.K$2]+[.J177]*[.J$2]+[.I177]*[.I$2]" office:value-type="float" office:value="32" calcext:value-type="float">
            <text:p>32</text:p>
          </table:table-cell>
          <table:table-cell table:formula="of:=DEC2HEX([.H177];8)" office:value-type="string" office:string-value="00020080" calcext:value-type="string">
            <text:p>00020080</text:p>
          </table:table-cell>
          <table:table-cell table:formula="of:=[.V177]*[.$V$2]+[.W177]*[.$W$2]+[.X177]*[.$X$2]+[.Y177]*[.$Y$2]+[.Z177]*[.$Z$2]+[.AA177]*[.$AA$2]+[.AB177]*[.$AB$2]+[.AC177]*[.$AC$2]+[.AD177]*[.$AD$2]+[.AE177]*[.$AE$2]+[.AF177]*[.$AF$2]+[.AG177]*[.$AG$2]+[.AH177]*[.$AH$2]+[.AI177]*[.$AI$2]+[.AJ177]*[.$AJ$2]+[.AK177]*[.$AK$2]+[.AL177]*[.$AL$2]+[.AM177]*[.$AM$2]+[.AN177]*[.$AN$2]+[.AO177]*[.$AO$2]+[.AP177]*[.$AP$2]+[.AQ177]*[.$AQ$2]+[.AR177]*[.$AR$2]+[.AS177]*[.$AS$2]+[.AT177]*[.$AT$2]+[.AU177]*[.$AU$2]+[.AV177]*[.$AV$2]+[.AW177]*[.$AW$2]+[.AX177]*[.$AX$2]+[.AY177]*[.$AY$2]+[.AZ177]*[.$AZ$2]+[.BA177]*[.$BA$2]" office:value-type="float" office:value="131200" calcext:value-type="float">
            <text:p>13120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78];8)" office:value-type="string" office:string-value="00000000" calcext:value-type="string">
            <text:p>00000000</text:p>
          </table:table-cell>
          <table:table-cell table:formula="of:=[.U178]*[.U$2]+[.T178]*[.T$2]+[.S178]*[.S$2]+[.R178]*[.R$2]+[.Q178]*[.Q$2]+[.P178]*[.P$2]+[.O178]*[.O$2]+[.N178]*[.N$2]+[.M178]*[.M$2]+[.L178]*[.L$2]+[.K178]*[.K$2]+[.J178]*[.J$2]+[.I178]*[.I$2]" office:value-type="float" office:value="0" calcext:value-type="float">
            <text:p>0</text:p>
          </table:table-cell>
          <table:table-cell table:formula="of:=DEC2HEX([.H178];8)" office:value-type="string" office:string-value="00000000" calcext:value-type="string">
            <text:p>00000000</text:p>
          </table:table-cell>
          <table:table-cell table:formula="of:=[.V178]*[.$V$2]+[.W178]*[.$W$2]+[.X178]*[.$X$2]+[.Y178]*[.$Y$2]+[.Z178]*[.$Z$2]+[.AA178]*[.$AA$2]+[.AB178]*[.$AB$2]+[.AC178]*[.$AC$2]+[.AD178]*[.$AD$2]+[.AE178]*[.$AE$2]+[.AF178]*[.$AF$2]+[.AG178]*[.$AG$2]+[.AH178]*[.$AH$2]+[.AI178]*[.$AI$2]+[.AJ178]*[.$AJ$2]+[.AK178]*[.$AK$2]+[.AL178]*[.$AL$2]+[.AM178]*[.$AM$2]+[.AN178]*[.$AN$2]+[.AO178]*[.$AO$2]+[.AP178]*[.$AP$2]+[.AQ178]*[.$AQ$2]+[.AR178]*[.$AR$2]+[.AS178]*[.$AS$2]+[.AT178]*[.$AT$2]+[.AU178]*[.$AU$2]+[.AV178]*[.$AV$2]+[.AW178]*[.$AW$2]+[.AX178]*[.$AX$2]+[.AY178]*[.$AY$2]+[.AZ178]*[.$AZ$2]+[.BA178]*[.$BA$2]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9];8)" office:value-type="string" office:string-value="00000000" calcext:value-type="string">
            <text:p>00000000</text:p>
          </table:table-cell>
          <table:table-cell table:formula="of:=[.U179]*[.U$2]+[.T179]*[.T$2]+[.S179]*[.S$2]+[.R179]*[.R$2]+[.Q179]*[.Q$2]+[.P179]*[.P$2]+[.O179]*[.O$2]+[.N179]*[.N$2]+[.M179]*[.M$2]+[.L179]*[.L$2]+[.K179]*[.K$2]+[.J179]*[.J$2]+[.I179]*[.I$2]" office:value-type="float" office:value="0" calcext:value-type="float">
            <text:p>0</text:p>
          </table:table-cell>
          <table:table-cell table:formula="of:=DEC2HEX([.H179];8)" office:value-type="string" office:string-value="80000000" calcext:value-type="string">
            <text:p>80000000</text:p>
          </table:table-cell>
          <table:table-cell table:formula="of:=[.V179]*[.$V$2]+[.W179]*[.$W$2]+[.X179]*[.$X$2]+[.Y179]*[.$Y$2]+[.Z179]*[.$Z$2]+[.AA179]*[.$AA$2]+[.AB179]*[.$AB$2]+[.AC179]*[.$AC$2]+[.AD179]*[.$AD$2]+[.AE179]*[.$AE$2]+[.AF179]*[.$AF$2]+[.AG179]*[.$AG$2]+[.AH179]*[.$AH$2]+[.AI179]*[.$AI$2]+[.AJ179]*[.$AJ$2]+[.AK179]*[.$AK$2]+[.AL179]*[.$AL$2]+[.AM179]*[.$AM$2]+[.AN179]*[.$AN$2]+[.AO179]*[.$AO$2]+[.AP179]*[.$AP$2]+[.AQ179]*[.$AQ$2]+[.AR179]*[.$AR$2]+[.AS179]*[.$AS$2]+[.AT179]*[.$AT$2]+[.AU179]*[.$AU$2]+[.AV179]*[.$AV$2]+[.AW179]*[.$AW$2]+[.AX179]*[.$AX$2]+[.AY179]*[.$AY$2]+[.AZ179]*[.$AZ$2]+[.BA17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B</text:p>
          </table:table-cell>
          <table:table-cell office:value-type="string" calcext:value-type="string">
            <text:p>SP_RAM,M(SP)=B</text:p>
          </table:table-cell>
          <table:table-cell table:style-name="ce4"/>
          <table:table-cell table:formula="of:=DEC2HEX([.F180];8)" office:value-type="string" office:string-value="00000020" calcext:value-type="string">
            <text:p>00000020</text:p>
          </table:table-cell>
          <table:table-cell table:formula="of:=[.U180]*[.U$2]+[.T180]*[.T$2]+[.S180]*[.S$2]+[.R180]*[.R$2]+[.Q180]*[.Q$2]+[.P180]*[.P$2]+[.O180]*[.O$2]+[.N180]*[.N$2]+[.M180]*[.M$2]+[.L180]*[.L$2]+[.K180]*[.K$2]+[.J180]*[.J$2]+[.I180]*[.I$2]" office:value-type="float" office:value="32" calcext:value-type="float">
            <text:p>32</text:p>
          </table:table-cell>
          <table:table-cell table:formula="of:=DEC2HEX([.H180];8)" office:value-type="string" office:string-value="00010400" calcext:value-type="string">
            <text:p>00010400</text:p>
          </table:table-cell>
          <table:table-cell table:formula="of:=[.V180]*[.$V$2]+[.W180]*[.$W$2]+[.X180]*[.$X$2]+[.Y180]*[.$Y$2]+[.Z180]*[.$Z$2]+[.AA180]*[.$AA$2]+[.AB180]*[.$AB$2]+[.AC180]*[.$AC$2]+[.AD180]*[.$AD$2]+[.AE180]*[.$AE$2]+[.AF180]*[.$AF$2]+[.AG180]*[.$AG$2]+[.AH180]*[.$AH$2]+[.AI180]*[.$AI$2]+[.AJ180]*[.$AJ$2]+[.AK180]*[.$AK$2]+[.AL180]*[.$AL$2]+[.AM180]*[.$AM$2]+[.AN180]*[.$AN$2]+[.AO180]*[.$AO$2]+[.AP180]*[.$AP$2]+[.AQ180]*[.$AQ$2]+[.AR180]*[.$AR$2]+[.AS180]*[.$AS$2]+[.AT180]*[.$AT$2]+[.AU180]*[.$AU$2]+[.AV180]*[.$AV$2]+[.AW180]*[.$AW$2]+[.AX180]*[.$AX$2]+[.AY180]*[.$AY$2]+[.AZ180]*[.$AZ$2]+[.BA180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1];8)" office:value-type="string" office:string-value="00000100" calcext:value-type="string">
            <text:p>00000100</text:p>
          </table:table-cell>
          <table:table-cell table:formula="of:=[.U181]*[.U$2]+[.T181]*[.T$2]+[.S181]*[.S$2]+[.R181]*[.R$2]+[.Q181]*[.Q$2]+[.P181]*[.P$2]+[.O181]*[.O$2]+[.N181]*[.N$2]+[.M181]*[.M$2]+[.L181]*[.L$2]+[.K181]*[.K$2]+[.J181]*[.J$2]+[.I181]*[.I$2]" office:value-type="float" office:value="256" calcext:value-type="float">
            <text:p>256</text:p>
          </table:table-cell>
          <table:table-cell table:formula="of:=DEC2HEX([.H181];8)" office:value-type="string" office:string-value="00000000" calcext:value-type="string">
            <text:p>00000000</text:p>
          </table:table-cell>
          <table:table-cell table:formula="of:=[.V181]*[.$V$2]+[.W181]*[.$W$2]+[.X181]*[.$X$2]+[.Y181]*[.$Y$2]+[.Z181]*[.$Z$2]+[.AA181]*[.$AA$2]+[.AB181]*[.$AB$2]+[.AC181]*[.$AC$2]+[.AD181]*[.$AD$2]+[.AE181]*[.$AE$2]+[.AF181]*[.$AF$2]+[.AG181]*[.$AG$2]+[.AH181]*[.$AH$2]+[.AI181]*[.$AI$2]+[.AJ181]*[.$AJ$2]+[.AK181]*[.$AK$2]+[.AL181]*[.$AL$2]+[.AM181]*[.$AM$2]+[.AN181]*[.$AN$2]+[.AO181]*[.$AO$2]+[.AP181]*[.$AP$2]+[.AQ181]*[.$AQ$2]+[.AR181]*[.$AR$2]+[.AS181]*[.$AS$2]+[.AT181]*[.$AT$2]+[.AU181]*[.$AU$2]+[.AV181]*[.$AV$2]+[.AW181]*[.$AW$2]+[.AX181]*[.$AX$2]+[.AY181]*[.$AY$2]+[.AZ181]*[.$AZ$2]+[.BA18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2];8)" office:value-type="string" office:string-value="00000000" calcext:value-type="string">
            <text:p>00000000</text:p>
          </table:table-cell>
          <table:table-cell table:formula="of:=[.U182]*[.U$2]+[.T182]*[.T$2]+[.S182]*[.S$2]+[.R182]*[.R$2]+[.Q182]*[.Q$2]+[.P182]*[.P$2]+[.O182]*[.O$2]+[.N182]*[.N$2]+[.M182]*[.M$2]+[.L182]*[.L$2]+[.K182]*[.K$2]+[.J182]*[.J$2]+[.I182]*[.I$2]" office:value-type="float" office:value="0" calcext:value-type="float">
            <text:p>0</text:p>
          </table:table-cell>
          <table:table-cell table:formula="of:=DEC2HEX([.H182];8)" office:value-type="string" office:string-value="80000000" calcext:value-type="string">
            <text:p>80000000</text:p>
          </table:table-cell>
          <table:table-cell table:formula="of:=[.V182]*[.$V$2]+[.W182]*[.$W$2]+[.X182]*[.$X$2]+[.Y182]*[.$Y$2]+[.Z182]*[.$Z$2]+[.AA182]*[.$AA$2]+[.AB182]*[.$AB$2]+[.AC182]*[.$AC$2]+[.AD182]*[.$AD$2]+[.AE182]*[.$AE$2]+[.AF182]*[.$AF$2]+[.AG182]*[.$AG$2]+[.AH182]*[.$AH$2]+[.AI182]*[.$AI$2]+[.AJ182]*[.$AJ$2]+[.AK182]*[.$AK$2]+[.AL182]*[.$AL$2]+[.AM182]*[.$AM$2]+[.AN182]*[.$AN$2]+[.AO182]*[.$AO$2]+[.AP182]*[.$AP$2]+[.AQ182]*[.$AQ$2]+[.AR182]*[.$AR$2]+[.AS182]*[.$AS$2]+[.AT182]*[.$AT$2]+[.AU182]*[.$AU$2]+[.AV182]*[.$AV$2]+[.AW182]*[.$AW$2]+[.AX182]*[.$AX$2]+[.AY182]*[.$AY$2]+[.AZ182]*[.$AZ$2]+[.BA18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H</text:p>
          </table:table-cell>
          <table:table-cell office:value-type="string" calcext:value-type="string">
            <text:p>SP_RAM,M(SP)=H</text:p>
          </table:table-cell>
          <table:table-cell table:style-name="ce4"/>
          <table:table-cell table:formula="of:=DEC2HEX([.F183];8)" office:value-type="string" office:string-value="00000020" calcext:value-type="string">
            <text:p>00000020</text:p>
          </table:table-cell>
          <table:table-cell table:formula="of:=[.U183]*[.U$2]+[.T183]*[.T$2]+[.S183]*[.S$2]+[.R183]*[.R$2]+[.Q183]*[.Q$2]+[.P183]*[.P$2]+[.O183]*[.O$2]+[.N183]*[.N$2]+[.M183]*[.M$2]+[.L183]*[.L$2]+[.K183]*[.K$2]+[.J183]*[.J$2]+[.I183]*[.I$2]" office:value-type="float" office:value="32" calcext:value-type="float">
            <text:p>32</text:p>
          </table:table-cell>
          <table:table-cell table:formula="of:=DEC2HEX([.H183];8)" office:value-type="string" office:string-value="00410000" calcext:value-type="string">
            <text:p>00410000</text:p>
          </table:table-cell>
          <table:table-cell table:formula="of:=[.V183]*[.$V$2]+[.W183]*[.$W$2]+[.X183]*[.$X$2]+[.Y183]*[.$Y$2]+[.Z183]*[.$Z$2]+[.AA183]*[.$AA$2]+[.AB183]*[.$AB$2]+[.AC183]*[.$AC$2]+[.AD183]*[.$AD$2]+[.AE183]*[.$AE$2]+[.AF183]*[.$AF$2]+[.AG183]*[.$AG$2]+[.AH183]*[.$AH$2]+[.AI183]*[.$AI$2]+[.AJ183]*[.$AJ$2]+[.AK183]*[.$AK$2]+[.AL183]*[.$AL$2]+[.AM183]*[.$AM$2]+[.AN183]*[.$AN$2]+[.AO183]*[.$AO$2]+[.AP183]*[.$AP$2]+[.AQ183]*[.$AQ$2]+[.AR183]*[.$AR$2]+[.AS183]*[.$AS$2]+[.AT183]*[.$AT$2]+[.AU183]*[.$AU$2]+[.AV183]*[.$AV$2]+[.AW183]*[.$AW$2]+[.AX183]*[.$AX$2]+[.AY183]*[.$AY$2]+[.AZ183]*[.$AZ$2]+[.BA183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4];8)" office:value-type="string" office:string-value="00000100" calcext:value-type="string">
            <text:p>00000100</text:p>
          </table:table-cell>
          <table:table-cell table:formula="of:=[.U184]*[.U$2]+[.T184]*[.T$2]+[.S184]*[.S$2]+[.R184]*[.R$2]+[.Q184]*[.Q$2]+[.P184]*[.P$2]+[.O184]*[.O$2]+[.N184]*[.N$2]+[.M184]*[.M$2]+[.L184]*[.L$2]+[.K184]*[.K$2]+[.J184]*[.J$2]+[.I184]*[.I$2]" office:value-type="float" office:value="256" calcext:value-type="float">
            <text:p>256</text:p>
          </table:table-cell>
          <table:table-cell table:formula="of:=DEC2HEX([.H184];8)" office:value-type="string" office:string-value="00000000" calcext:value-type="string">
            <text:p>00000000</text:p>
          </table:table-cell>
          <table:table-cell table:formula="of:=[.V184]*[.$V$2]+[.W184]*[.$W$2]+[.X184]*[.$X$2]+[.Y184]*[.$Y$2]+[.Z184]*[.$Z$2]+[.AA184]*[.$AA$2]+[.AB184]*[.$AB$2]+[.AC184]*[.$AC$2]+[.AD184]*[.$AD$2]+[.AE184]*[.$AE$2]+[.AF184]*[.$AF$2]+[.AG184]*[.$AG$2]+[.AH184]*[.$AH$2]+[.AI184]*[.$AI$2]+[.AJ184]*[.$AJ$2]+[.AK184]*[.$AK$2]+[.AL184]*[.$AL$2]+[.AM184]*[.$AM$2]+[.AN184]*[.$AN$2]+[.AO184]*[.$AO$2]+[.AP184]*[.$AP$2]+[.AQ184]*[.$AQ$2]+[.AR184]*[.$AR$2]+[.AS184]*[.$AS$2]+[.AT184]*[.$AT$2]+[.AU184]*[.$AU$2]+[.AV184]*[.$AV$2]+[.AW184]*[.$AW$2]+[.AX184]*[.$AX$2]+[.AY184]*[.$AY$2]+[.AZ184]*[.$AZ$2]+[.BA184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5];8)" office:value-type="string" office:string-value="00000000" calcext:value-type="string">
            <text:p>00000000</text:p>
          </table:table-cell>
          <table:table-cell table:formula="of:=[.U185]*[.U$2]+[.T185]*[.T$2]+[.S185]*[.S$2]+[.R185]*[.R$2]+[.Q185]*[.Q$2]+[.P185]*[.P$2]+[.O185]*[.O$2]+[.N185]*[.N$2]+[.M185]*[.M$2]+[.L185]*[.L$2]+[.K185]*[.K$2]+[.J185]*[.J$2]+[.I185]*[.I$2]" office:value-type="float" office:value="0" calcext:value-type="float">
            <text:p>0</text:p>
          </table:table-cell>
          <table:table-cell table:formula="of:=DEC2HEX([.H185];8)" office:value-type="string" office:string-value="80000000" calcext:value-type="string">
            <text:p>80000000</text:p>
          </table:table-cell>
          <table:table-cell table:formula="of:=[.V185]*[.$V$2]+[.W185]*[.$W$2]+[.X185]*[.$X$2]+[.Y185]*[.$Y$2]+[.Z185]*[.$Z$2]+[.AA185]*[.$AA$2]+[.AB185]*[.$AB$2]+[.AC185]*[.$AC$2]+[.AD185]*[.$AD$2]+[.AE185]*[.$AE$2]+[.AF185]*[.$AF$2]+[.AG185]*[.$AG$2]+[.AH185]*[.$AH$2]+[.AI185]*[.$AI$2]+[.AJ185]*[.$AJ$2]+[.AK185]*[.$AK$2]+[.AL185]*[.$AL$2]+[.AM185]*[.$AM$2]+[.AN185]*[.$AN$2]+[.AO185]*[.$AO$2]+[.AP185]*[.$AP$2]+[.AQ185]*[.$AQ$2]+[.AR185]*[.$AR$2]+[.AS185]*[.$AS$2]+[.AT185]*[.$AT$2]+[.AU185]*[.$AU$2]+[.AV185]*[.$AV$2]+[.AW185]*[.$AW$2]+[.AX185]*[.$AX$2]+[.AY185]*[.$AY$2]+[.AZ185]*[.$AZ$2]+[.BA18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L</text:p>
          </table:table-cell>
          <table:table-cell office:value-type="string" calcext:value-type="string">
            <text:p>SP_RAM,M(SP)=L</text:p>
          </table:table-cell>
          <table:table-cell table:style-name="ce4"/>
          <table:table-cell table:formula="of:=DEC2HEX([.F186];8)" office:value-type="string" office:string-value="00000020" calcext:value-type="string">
            <text:p>00000020</text:p>
          </table:table-cell>
          <table:table-cell table:formula="of:=[.U186]*[.U$2]+[.T186]*[.T$2]+[.S186]*[.S$2]+[.R186]*[.R$2]+[.Q186]*[.Q$2]+[.P186]*[.P$2]+[.O186]*[.O$2]+[.N186]*[.N$2]+[.M186]*[.M$2]+[.L186]*[.L$2]+[.K186]*[.K$2]+[.J186]*[.J$2]+[.I186]*[.I$2]" office:value-type="float" office:value="32" calcext:value-type="float">
            <text:p>32</text:p>
          </table:table-cell>
          <table:table-cell table:formula="of:=DEC2HEX([.H186];8)" office:value-type="string" office:string-value="00810000" calcext:value-type="string">
            <text:p>00810000</text:p>
          </table:table-cell>
          <table:table-cell table:formula="of:=[.V186]*[.$V$2]+[.W186]*[.$W$2]+[.X186]*[.$X$2]+[.Y186]*[.$Y$2]+[.Z186]*[.$Z$2]+[.AA186]*[.$AA$2]+[.AB186]*[.$AB$2]+[.AC186]*[.$AC$2]+[.AD186]*[.$AD$2]+[.AE186]*[.$AE$2]+[.AF186]*[.$AF$2]+[.AG186]*[.$AG$2]+[.AH186]*[.$AH$2]+[.AI186]*[.$AI$2]+[.AJ186]*[.$AJ$2]+[.AK186]*[.$AK$2]+[.AL186]*[.$AL$2]+[.AM186]*[.$AM$2]+[.AN186]*[.$AN$2]+[.AO186]*[.$AO$2]+[.AP186]*[.$AP$2]+[.AQ186]*[.$AQ$2]+[.AR186]*[.$AR$2]+[.AS186]*[.$AS$2]+[.AT186]*[.$AT$2]+[.AU186]*[.$AU$2]+[.AV186]*[.$AV$2]+[.AW186]*[.$AW$2]+[.AX186]*[.$AX$2]+[.AY186]*[.$AY$2]+[.AZ186]*[.$AZ$2]+[.BA186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7];8)" office:value-type="string" office:string-value="00000100" calcext:value-type="string">
            <text:p>00000100</text:p>
          </table:table-cell>
          <table:table-cell table:formula="of:=[.U187]*[.U$2]+[.T187]*[.T$2]+[.S187]*[.S$2]+[.R187]*[.R$2]+[.Q187]*[.Q$2]+[.P187]*[.P$2]+[.O187]*[.O$2]+[.N187]*[.N$2]+[.M187]*[.M$2]+[.L187]*[.L$2]+[.K187]*[.K$2]+[.J187]*[.J$2]+[.I187]*[.I$2]" office:value-type="float" office:value="256" calcext:value-type="float">
            <text:p>256</text:p>
          </table:table-cell>
          <table:table-cell table:formula="of:=DEC2HEX([.H187];8)" office:value-type="string" office:string-value="00000000" calcext:value-type="string">
            <text:p>00000000</text:p>
          </table:table-cell>
          <table:table-cell table:formula="of:=[.V187]*[.$V$2]+[.W187]*[.$W$2]+[.X187]*[.$X$2]+[.Y187]*[.$Y$2]+[.Z187]*[.$Z$2]+[.AA187]*[.$AA$2]+[.AB187]*[.$AB$2]+[.AC187]*[.$AC$2]+[.AD187]*[.$AD$2]+[.AE187]*[.$AE$2]+[.AF187]*[.$AF$2]+[.AG187]*[.$AG$2]+[.AH187]*[.$AH$2]+[.AI187]*[.$AI$2]+[.AJ187]*[.$AJ$2]+[.AK187]*[.$AK$2]+[.AL187]*[.$AL$2]+[.AM187]*[.$AM$2]+[.AN187]*[.$AN$2]+[.AO187]*[.$AO$2]+[.AP187]*[.$AP$2]+[.AQ187]*[.$AQ$2]+[.AR187]*[.$AR$2]+[.AS187]*[.$AS$2]+[.AT187]*[.$AT$2]+[.AU187]*[.$AU$2]+[.AV187]*[.$AV$2]+[.AW187]*[.$AW$2]+[.AX187]*[.$AX$2]+[.AY187]*[.$AY$2]+[.AZ187]*[.$AZ$2]+[.BA18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8];8)" office:value-type="string" office:string-value="00000000" calcext:value-type="string">
            <text:p>00000000</text:p>
          </table:table-cell>
          <table:table-cell table:formula="of:=[.U188]*[.U$2]+[.T188]*[.T$2]+[.S188]*[.S$2]+[.R188]*[.R$2]+[.Q188]*[.Q$2]+[.P188]*[.P$2]+[.O188]*[.O$2]+[.N188]*[.N$2]+[.M188]*[.M$2]+[.L188]*[.L$2]+[.K188]*[.K$2]+[.J188]*[.J$2]+[.I188]*[.I$2]" office:value-type="float" office:value="0" calcext:value-type="float">
            <text:p>0</text:p>
          </table:table-cell>
          <table:table-cell table:formula="of:=DEC2HEX([.H188];8)" office:value-type="string" office:string-value="80000000" calcext:value-type="string">
            <text:p>80000000</text:p>
          </table:table-cell>
          <table:table-cell table:formula="of:=[.V188]*[.$V$2]+[.W188]*[.$W$2]+[.X188]*[.$X$2]+[.Y188]*[.$Y$2]+[.Z188]*[.$Z$2]+[.AA188]*[.$AA$2]+[.AB188]*[.$AB$2]+[.AC188]*[.$AC$2]+[.AD188]*[.$AD$2]+[.AE188]*[.$AE$2]+[.AF188]*[.$AF$2]+[.AG188]*[.$AG$2]+[.AH188]*[.$AH$2]+[.AI188]*[.$AI$2]+[.AJ188]*[.$AJ$2]+[.AK188]*[.$AK$2]+[.AL188]*[.$AL$2]+[.AM188]*[.$AM$2]+[.AN188]*[.$AN$2]+[.AO188]*[.$AO$2]+[.AP188]*[.$AP$2]+[.AQ188]*[.$AQ$2]+[.AR188]*[.$AR$2]+[.AS188]*[.$AS$2]+[.AT188]*[.$AT$2]+[.AU188]*[.$AU$2]+[.AV188]*[.$AV$2]+[.AW188]*[.$AW$2]+[.AX188]*[.$AX$2]+[.AY188]*[.$AY$2]+[.AZ188]*[.$AZ$2]+[.BA18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H</text:p>
          </table:table-cell>
          <table:table-cell office:value-type="string" calcext:value-type="string">
            <text:p>SP_RAM,M(SP)=SPH</text:p>
          </table:table-cell>
          <table:table-cell table:style-name="ce4"/>
          <table:table-cell table:formula="of:=DEC2HEX([.F189];8)" office:value-type="string" office:string-value="00001060" calcext:value-type="string">
            <text:p>00001060</text:p>
          </table:table-cell>
          <table:table-cell table:formula="of:=[.U189]*[.U$2]+[.T189]*[.T$2]+[.S189]*[.S$2]+[.R189]*[.R$2]+[.Q189]*[.Q$2]+[.P189]*[.P$2]+[.O189]*[.O$2]+[.N189]*[.N$2]+[.M189]*[.M$2]+[.L189]*[.L$2]+[.K189]*[.K$2]+[.J189]*[.J$2]+[.I189]*[.I$2]" office:value-type="float" office:value="4192" calcext:value-type="float">
            <text:p>4192</text:p>
          </table:table-cell>
          <table:table-cell table:formula="of:=DEC2HEX([.H189];8)" office:value-type="string" office:string-value="00010000" calcext:value-type="string">
            <text:p>00010000</text:p>
          </table:table-cell>
          <table:table-cell table:formula="of:=[.V189]*[.$V$2]+[.W189]*[.$W$2]+[.X189]*[.$X$2]+[.Y189]*[.$Y$2]+[.Z189]*[.$Z$2]+[.AA189]*[.$AA$2]+[.AB189]*[.$AB$2]+[.AC189]*[.$AC$2]+[.AD189]*[.$AD$2]+[.AE189]*[.$AE$2]+[.AF189]*[.$AF$2]+[.AG189]*[.$AG$2]+[.AH189]*[.$AH$2]+[.AI189]*[.$AI$2]+[.AJ189]*[.$AJ$2]+[.AK189]*[.$AK$2]+[.AL189]*[.$AL$2]+[.AM189]*[.$AM$2]+[.AN189]*[.$AN$2]+[.AO189]*[.$AO$2]+[.AP189]*[.$AP$2]+[.AQ189]*[.$AQ$2]+[.AR189]*[.$AR$2]+[.AS189]*[.$AS$2]+[.AT189]*[.$AT$2]+[.AU189]*[.$AU$2]+[.AV189]*[.$AV$2]+[.AW189]*[.$AW$2]+[.AX189]*[.$AX$2]+[.AY189]*[.$AY$2]+[.AZ189]*[.$AZ$2]+[.BA189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0];8)" office:value-type="string" office:string-value="00000100" calcext:value-type="string">
            <text:p>00000100</text:p>
          </table:table-cell>
          <table:table-cell table:formula="of:=[.U190]*[.U$2]+[.T190]*[.T$2]+[.S190]*[.S$2]+[.R190]*[.R$2]+[.Q190]*[.Q$2]+[.P190]*[.P$2]+[.O190]*[.O$2]+[.N190]*[.N$2]+[.M190]*[.M$2]+[.L190]*[.L$2]+[.K190]*[.K$2]+[.J190]*[.J$2]+[.I190]*[.I$2]" office:value-type="float" office:value="256" calcext:value-type="float">
            <text:p>256</text:p>
          </table:table-cell>
          <table:table-cell table:formula="of:=DEC2HEX([.H190];8)" office:value-type="string" office:string-value="00000000" calcext:value-type="string">
            <text:p>00000000</text:p>
          </table:table-cell>
          <table:table-cell table:formula="of:=[.V190]*[.$V$2]+[.W190]*[.$W$2]+[.X190]*[.$X$2]+[.Y190]*[.$Y$2]+[.Z190]*[.$Z$2]+[.AA190]*[.$AA$2]+[.AB190]*[.$AB$2]+[.AC190]*[.$AC$2]+[.AD190]*[.$AD$2]+[.AE190]*[.$AE$2]+[.AF190]*[.$AF$2]+[.AG190]*[.$AG$2]+[.AH190]*[.$AH$2]+[.AI190]*[.$AI$2]+[.AJ190]*[.$AJ$2]+[.AK190]*[.$AK$2]+[.AL190]*[.$AL$2]+[.AM190]*[.$AM$2]+[.AN190]*[.$AN$2]+[.AO190]*[.$AO$2]+[.AP190]*[.$AP$2]+[.AQ190]*[.$AQ$2]+[.AR190]*[.$AR$2]+[.AS190]*[.$AS$2]+[.AT190]*[.$AT$2]+[.AU190]*[.$AU$2]+[.AV190]*[.$AV$2]+[.AW190]*[.$AW$2]+[.AX190]*[.$AX$2]+[.AY190]*[.$AY$2]+[.AZ190]*[.$AZ$2]+[.BA190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1];8)" office:value-type="string" office:string-value="00000000" calcext:value-type="string">
            <text:p>00000000</text:p>
          </table:table-cell>
          <table:table-cell table:formula="of:=[.U191]*[.U$2]+[.T191]*[.T$2]+[.S191]*[.S$2]+[.R191]*[.R$2]+[.Q191]*[.Q$2]+[.P191]*[.P$2]+[.O191]*[.O$2]+[.N191]*[.N$2]+[.M191]*[.M$2]+[.L191]*[.L$2]+[.K191]*[.K$2]+[.J191]*[.J$2]+[.I191]*[.I$2]" office:value-type="float" office:value="0" calcext:value-type="float">
            <text:p>0</text:p>
          </table:table-cell>
          <table:table-cell table:formula="of:=DEC2HEX([.H191];8)" office:value-type="string" office:string-value="80000000" calcext:value-type="string">
            <text:p>80000000</text:p>
          </table:table-cell>
          <table:table-cell table:formula="of:=[.V191]*[.$V$2]+[.W191]*[.$W$2]+[.X191]*[.$X$2]+[.Y191]*[.$Y$2]+[.Z191]*[.$Z$2]+[.AA191]*[.$AA$2]+[.AB191]*[.$AB$2]+[.AC191]*[.$AC$2]+[.AD191]*[.$AD$2]+[.AE191]*[.$AE$2]+[.AF191]*[.$AF$2]+[.AG191]*[.$AG$2]+[.AH191]*[.$AH$2]+[.AI191]*[.$AI$2]+[.AJ191]*[.$AJ$2]+[.AK191]*[.$AK$2]+[.AL191]*[.$AL$2]+[.AM191]*[.$AM$2]+[.AN191]*[.$AN$2]+[.AO191]*[.$AO$2]+[.AP191]*[.$AP$2]+[.AQ191]*[.$AQ$2]+[.AR191]*[.$AR$2]+[.AS191]*[.$AS$2]+[.AT191]*[.$AT$2]+[.AU191]*[.$AU$2]+[.AV191]*[.$AV$2]+[.AW191]*[.$AW$2]+[.AX191]*[.$AX$2]+[.AY191]*[.$AY$2]+[.AZ191]*[.$AZ$2]+[.BA19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L</text:p>
          </table:table-cell>
          <table:table-cell office:value-type="string" calcext:value-type="string">
            <text:p>SP_RAM,M(SP)=SPL</text:p>
          </table:table-cell>
          <table:table-cell table:style-name="ce4"/>
          <table:table-cell table:formula="of:=DEC2HEX([.F192];8)" office:value-type="string" office:string-value="00001820" calcext:value-type="string">
            <text:p>00001820</text:p>
          </table:table-cell>
          <table:table-cell table:formula="of:=[.U192]*[.U$2]+[.T192]*[.T$2]+[.S192]*[.S$2]+[.R192]*[.R$2]+[.Q192]*[.Q$2]+[.P192]*[.P$2]+[.O192]*[.O$2]+[.N192]*[.N$2]+[.M192]*[.M$2]+[.L192]*[.L$2]+[.K192]*[.K$2]+[.J192]*[.J$2]+[.I192]*[.I$2]" office:value-type="float" office:value="6176" calcext:value-type="float">
            <text:p>6176</text:p>
          </table:table-cell>
          <table:table-cell table:formula="of:=DEC2HEX([.H192];8)" office:value-type="string" office:string-value="00010000" calcext:value-type="string">
            <text:p>00010000</text:p>
          </table:table-cell>
          <table:table-cell table:formula="of:=[.V192]*[.$V$2]+[.W192]*[.$W$2]+[.X192]*[.$X$2]+[.Y192]*[.$Y$2]+[.Z192]*[.$Z$2]+[.AA192]*[.$AA$2]+[.AB192]*[.$AB$2]+[.AC192]*[.$AC$2]+[.AD192]*[.$AD$2]+[.AE192]*[.$AE$2]+[.AF192]*[.$AF$2]+[.AG192]*[.$AG$2]+[.AH192]*[.$AH$2]+[.AI192]*[.$AI$2]+[.AJ192]*[.$AJ$2]+[.AK192]*[.$AK$2]+[.AL192]*[.$AL$2]+[.AM192]*[.$AM$2]+[.AN192]*[.$AN$2]+[.AO192]*[.$AO$2]+[.AP192]*[.$AP$2]+[.AQ192]*[.$AQ$2]+[.AR192]*[.$AR$2]+[.AS192]*[.$AS$2]+[.AT192]*[.$AT$2]+[.AU192]*[.$AU$2]+[.AV192]*[.$AV$2]+[.AW192]*[.$AW$2]+[.AX192]*[.$AX$2]+[.AY192]*[.$AY$2]+[.AZ192]*[.$AZ$2]+[.BA192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3];8)" office:value-type="string" office:string-value="00000100" calcext:value-type="string">
            <text:p>00000100</text:p>
          </table:table-cell>
          <table:table-cell table:formula="of:=[.U193]*[.U$2]+[.T193]*[.T$2]+[.S193]*[.S$2]+[.R193]*[.R$2]+[.Q193]*[.Q$2]+[.P193]*[.P$2]+[.O193]*[.O$2]+[.N193]*[.N$2]+[.M193]*[.M$2]+[.L193]*[.L$2]+[.K193]*[.K$2]+[.J193]*[.J$2]+[.I193]*[.I$2]" office:value-type="float" office:value="256" calcext:value-type="float">
            <text:p>256</text:p>
          </table:table-cell>
          <table:table-cell table:formula="of:=DEC2HEX([.H193];8)" office:value-type="string" office:string-value="00000000" calcext:value-type="string">
            <text:p>00000000</text:p>
          </table:table-cell>
          <table:table-cell table:formula="of:=[.V193]*[.$V$2]+[.W193]*[.$W$2]+[.X193]*[.$X$2]+[.Y193]*[.$Y$2]+[.Z193]*[.$Z$2]+[.AA193]*[.$AA$2]+[.AB193]*[.$AB$2]+[.AC193]*[.$AC$2]+[.AD193]*[.$AD$2]+[.AE193]*[.$AE$2]+[.AF193]*[.$AF$2]+[.AG193]*[.$AG$2]+[.AH193]*[.$AH$2]+[.AI193]*[.$AI$2]+[.AJ193]*[.$AJ$2]+[.AK193]*[.$AK$2]+[.AL193]*[.$AL$2]+[.AM193]*[.$AM$2]+[.AN193]*[.$AN$2]+[.AO193]*[.$AO$2]+[.AP193]*[.$AP$2]+[.AQ193]*[.$AQ$2]+[.AR193]*[.$AR$2]+[.AS193]*[.$AS$2]+[.AT193]*[.$AT$2]+[.AU193]*[.$AU$2]+[.AV193]*[.$AV$2]+[.AW193]*[.$AW$2]+[.AX193]*[.$AX$2]+[.AY193]*[.$AY$2]+[.AZ193]*[.$AZ$2]+[.BA19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4];8)" office:value-type="string" office:string-value="00000000" calcext:value-type="string">
            <text:p>00000000</text:p>
          </table:table-cell>
          <table:table-cell table:formula="of:=[.U194]*[.U$2]+[.T194]*[.T$2]+[.S194]*[.S$2]+[.R194]*[.R$2]+[.Q194]*[.Q$2]+[.P194]*[.P$2]+[.O194]*[.O$2]+[.N194]*[.N$2]+[.M194]*[.M$2]+[.L194]*[.L$2]+[.K194]*[.K$2]+[.J194]*[.J$2]+[.I194]*[.I$2]" office:value-type="float" office:value="0" calcext:value-type="float">
            <text:p>0</text:p>
          </table:table-cell>
          <table:table-cell table:formula="of:=DEC2HEX([.H194];8)" office:value-type="string" office:string-value="80000000" calcext:value-type="string">
            <text:p>80000000</text:p>
          </table:table-cell>
          <table:table-cell table:formula="of:=[.V194]*[.$V$2]+[.W194]*[.$W$2]+[.X194]*[.$X$2]+[.Y194]*[.$Y$2]+[.Z194]*[.$Z$2]+[.AA194]*[.$AA$2]+[.AB194]*[.$AB$2]+[.AC194]*[.$AC$2]+[.AD194]*[.$AD$2]+[.AE194]*[.$AE$2]+[.AF194]*[.$AF$2]+[.AG194]*[.$AG$2]+[.AH194]*[.$AH$2]+[.AI194]*[.$AI$2]+[.AJ194]*[.$AJ$2]+[.AK194]*[.$AK$2]+[.AL194]*[.$AL$2]+[.AM194]*[.$AM$2]+[.AN194]*[.$AN$2]+[.AO194]*[.$AO$2]+[.AP194]*[.$AP$2]+[.AQ194]*[.$AQ$2]+[.AR194]*[.$AR$2]+[.AS194]*[.$AS$2]+[.AT194]*[.$AT$2]+[.AU194]*[.$AU$2]+[.AV194]*[.$AV$2]+[.AW194]*[.$AW$2]+[.AX194]*[.$AX$2]+[.AY194]*[.$AY$2]+[.AZ194]*[.$AZ$2]+[.BA19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F</text:p>
          </table:table-cell>
          <table:table-cell office:value-type="string" calcext:value-type="string">
            <text:p>SP_RAM,M(SP)=F</text:p>
          </table:table-cell>
          <table:table-cell table:style-name="ce4"/>
          <table:table-cell table:formula="of:=DEC2HEX([.F195];8)" office:value-type="string" office:string-value="00000020" calcext:value-type="string">
            <text:p>00000020</text:p>
          </table:table-cell>
          <table:table-cell table:formula="of:=[.U195]*[.U$2]+[.T195]*[.T$2]+[.S195]*[.S$2]+[.R195]*[.R$2]+[.Q195]*[.Q$2]+[.P195]*[.P$2]+[.O195]*[.O$2]+[.N195]*[.N$2]+[.M195]*[.M$2]+[.L195]*[.L$2]+[.K195]*[.K$2]+[.J195]*[.J$2]+[.I195]*[.I$2]" office:value-type="float" office:value="32" calcext:value-type="float">
            <text:p>32</text:p>
          </table:table-cell>
          <table:table-cell table:formula="of:=DEC2HEX([.H195];8)" office:value-type="string" office:string-value="01010000" calcext:value-type="string">
            <text:p>01010000</text:p>
          </table:table-cell>
          <table:table-cell table:formula="of:=[.V195]*[.$V$2]+[.W195]*[.$W$2]+[.X195]*[.$X$2]+[.Y195]*[.$Y$2]+[.Z195]*[.$Z$2]+[.AA195]*[.$AA$2]+[.AB195]*[.$AB$2]+[.AC195]*[.$AC$2]+[.AD195]*[.$AD$2]+[.AE195]*[.$AE$2]+[.AF195]*[.$AF$2]+[.AG195]*[.$AG$2]+[.AH195]*[.$AH$2]+[.AI195]*[.$AI$2]+[.AJ195]*[.$AJ$2]+[.AK195]*[.$AK$2]+[.AL195]*[.$AL$2]+[.AM195]*[.$AM$2]+[.AN195]*[.$AN$2]+[.AO195]*[.$AO$2]+[.AP195]*[.$AP$2]+[.AQ195]*[.$AQ$2]+[.AR195]*[.$AR$2]+[.AS195]*[.$AS$2]+[.AT195]*[.$AT$2]+[.AU195]*[.$AU$2]+[.AV195]*[.$AV$2]+[.AW195]*[.$AW$2]+[.AX195]*[.$AX$2]+[.AY195]*[.$AY$2]+[.AZ195]*[.$AZ$2]+[.BA195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6];8)" office:value-type="string" office:string-value="00000100" calcext:value-type="string">
            <text:p>00000100</text:p>
          </table:table-cell>
          <table:table-cell table:formula="of:=[.U196]*[.U$2]+[.T196]*[.T$2]+[.S196]*[.S$2]+[.R196]*[.R$2]+[.Q196]*[.Q$2]+[.P196]*[.P$2]+[.O196]*[.O$2]+[.N196]*[.N$2]+[.M196]*[.M$2]+[.L196]*[.L$2]+[.K196]*[.K$2]+[.J196]*[.J$2]+[.I196]*[.I$2]" office:value-type="float" office:value="256" calcext:value-type="float">
            <text:p>256</text:p>
          </table:table-cell>
          <table:table-cell table:formula="of:=DEC2HEX([.H196];8)" office:value-type="string" office:string-value="00000000" calcext:value-type="string">
            <text:p>00000000</text:p>
          </table:table-cell>
          <table:table-cell table:formula="of:=[.V196]*[.$V$2]+[.W196]*[.$W$2]+[.X196]*[.$X$2]+[.Y196]*[.$Y$2]+[.Z196]*[.$Z$2]+[.AA196]*[.$AA$2]+[.AB196]*[.$AB$2]+[.AC196]*[.$AC$2]+[.AD196]*[.$AD$2]+[.AE196]*[.$AE$2]+[.AF196]*[.$AF$2]+[.AG196]*[.$AG$2]+[.AH196]*[.$AH$2]+[.AI196]*[.$AI$2]+[.AJ196]*[.$AJ$2]+[.AK196]*[.$AK$2]+[.AL196]*[.$AL$2]+[.AM196]*[.$AM$2]+[.AN196]*[.$AN$2]+[.AO196]*[.$AO$2]+[.AP196]*[.$AP$2]+[.AQ196]*[.$AQ$2]+[.AR196]*[.$AR$2]+[.AS196]*[.$AS$2]+[.AT196]*[.$AT$2]+[.AU196]*[.$AU$2]+[.AV196]*[.$AV$2]+[.AW196]*[.$AW$2]+[.AX196]*[.$AX$2]+[.AY196]*[.$AY$2]+[.AZ196]*[.$AZ$2]+[.BA196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7];8)" office:value-type="string" office:string-value="00000000" calcext:value-type="string">
            <text:p>00000000</text:p>
          </table:table-cell>
          <table:table-cell table:formula="of:=[.U197]*[.U$2]+[.T197]*[.T$2]+[.S197]*[.S$2]+[.R197]*[.R$2]+[.Q197]*[.Q$2]+[.P197]*[.P$2]+[.O197]*[.O$2]+[.N197]*[.N$2]+[.M197]*[.M$2]+[.L197]*[.L$2]+[.K197]*[.K$2]+[.J197]*[.J$2]+[.I197]*[.I$2]" office:value-type="float" office:value="0" calcext:value-type="float">
            <text:p>0</text:p>
          </table:table-cell>
          <table:table-cell table:formula="of:=DEC2HEX([.H197];8)" office:value-type="string" office:string-value="80000000" calcext:value-type="string">
            <text:p>80000000</text:p>
          </table:table-cell>
          <table:table-cell table:formula="of:=[.V197]*[.$V$2]+[.W197]*[.$W$2]+[.X197]*[.$X$2]+[.Y197]*[.$Y$2]+[.Z197]*[.$Z$2]+[.AA197]*[.$AA$2]+[.AB197]*[.$AB$2]+[.AC197]*[.$AC$2]+[.AD197]*[.$AD$2]+[.AE197]*[.$AE$2]+[.AF197]*[.$AF$2]+[.AG197]*[.$AG$2]+[.AH197]*[.$AH$2]+[.AI197]*[.$AI$2]+[.AJ197]*[.$AJ$2]+[.AK197]*[.$AK$2]+[.AL197]*[.$AL$2]+[.AM197]*[.$AM$2]+[.AN197]*[.$AN$2]+[.AO197]*[.$AO$2]+[.AP197]*[.$AP$2]+[.AQ197]*[.$AQ$2]+[.AR197]*[.$AR$2]+[.AS197]*[.$AS$2]+[.AT197]*[.$AT$2]+[.AU197]*[.$AU$2]+[.AV197]*[.$AV$2]+[.AW197]*[.$AW$2]+[.AX197]*[.$AX$2]+[.AY197]*[.$AY$2]+[.AZ197]*[.$AZ$2]+[.BA19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OP REG</text:p>
          </table:table-cell>
          <table:table-cell office:value-type="string" calcext:value-type="string">
            <text:p>REG_ADR_WR=ROM</text:p>
          </table:table-cell>
          <table:table-cell table:style-name="ce4"/>
          <table:table-cell table:formula="of:=DEC2HEX([.F198];8)" office:value-type="string" office:string-value="00000001" calcext:value-type="string">
            <text:p>00000001</text:p>
          </table:table-cell>
          <table:table-cell table:formula="of:=[.U198]*[.U$2]+[.T198]*[.T$2]+[.S198]*[.S$2]+[.R198]*[.R$2]+[.Q198]*[.Q$2]+[.P198]*[.P$2]+[.O198]*[.O$2]+[.N198]*[.N$2]+[.M198]*[.M$2]+[.L198]*[.L$2]+[.K198]*[.K$2]+[.J198]*[.J$2]+[.I198]*[.I$2]" office:value-type="float" office:value="1" calcext:value-type="float">
            <text:p>1</text:p>
          </table:table-cell>
          <table:table-cell table:formula="of:=DEC2HEX([.H198];8)" office:value-type="string" office:string-value="00040000" calcext:value-type="string">
            <text:p>00040000</text:p>
          </table:table-cell>
          <table:table-cell table:formula="of:=[.V198]*[.$V$2]+[.W198]*[.$W$2]+[.X198]*[.$X$2]+[.Y198]*[.$Y$2]+[.Z198]*[.$Z$2]+[.AA198]*[.$AA$2]+[.AB198]*[.$AB$2]+[.AC198]*[.$AC$2]+[.AD198]*[.$AD$2]+[.AE198]*[.$AE$2]+[.AF198]*[.$AF$2]+[.AG198]*[.$AG$2]+[.AH198]*[.$AH$2]+[.AI198]*[.$AI$2]+[.AJ198]*[.$AJ$2]+[.AK198]*[.$AK$2]+[.AL198]*[.$AL$2]+[.AM198]*[.$AM$2]+[.AN198]*[.$AN$2]+[.AO198]*[.$AO$2]+[.AP198]*[.$AP$2]+[.AQ198]*[.$AQ$2]+[.AR198]*[.$AR$2]+[.AS198]*[.$AS$2]+[.AT198]*[.$AT$2]+[.AU198]*[.$AU$2]+[.AV198]*[.$AV$2]+[.AW198]*[.$AW$2]+[.AX198]*[.$AX$2]+[.AY198]*[.$AY$2]+[.AZ198]*[.$AZ$2]+[.BA198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99];8)" office:value-type="string" office:string-value="00000028" calcext:value-type="string">
            <text:p>00000028</text:p>
          </table:table-cell>
          <table:table-cell table:formula="of:=[.U199]*[.U$2]+[.T199]*[.T$2]+[.S199]*[.S$2]+[.R199]*[.R$2]+[.Q199]*[.Q$2]+[.P199]*[.P$2]+[.O199]*[.O$2]+[.N199]*[.N$2]+[.M199]*[.M$2]+[.L199]*[.L$2]+[.K199]*[.K$2]+[.J199]*[.J$2]+[.I199]*[.I$2]" office:value-type="float" office:value="40" calcext:value-type="float">
            <text:p>40</text:p>
          </table:table-cell>
          <table:table-cell table:formula="of:=DEC2HEX([.H199];8)" office:value-type="string" office:string-value="00011000" calcext:value-type="string">
            <text:p>00011000</text:p>
          </table:table-cell>
          <table:table-cell table:formula="of:=[.V199]*[.$V$2]+[.W199]*[.$W$2]+[.X199]*[.$X$2]+[.Y199]*[.$Y$2]+[.Z199]*[.$Z$2]+[.AA199]*[.$AA$2]+[.AB199]*[.$AB$2]+[.AC199]*[.$AC$2]+[.AD199]*[.$AD$2]+[.AE199]*[.$AE$2]+[.AF199]*[.$AF$2]+[.AG199]*[.$AG$2]+[.AH199]*[.$AH$2]+[.AI199]*[.$AI$2]+[.AJ199]*[.$AJ$2]+[.AK199]*[.$AK$2]+[.AL199]*[.$AL$2]+[.AM199]*[.$AM$2]+[.AN199]*[.$AN$2]+[.AO199]*[.$AO$2]+[.AP199]*[.$AP$2]+[.AQ199]*[.$AQ$2]+[.AR199]*[.$AR$2]+[.AS199]*[.$AS$2]+[.AT199]*[.$AT$2]+[.AU199]*[.$AU$2]+[.AV199]*[.$AV$2]+[.AW199]*[.$AW$2]+[.AX199]*[.$AX$2]+[.AY199]*[.$AY$2]+[.AZ199]*[.$AZ$2]+[.BA199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00];8)" office:value-type="string" office:string-value="00000100" calcext:value-type="string">
            <text:p>00000100</text:p>
          </table:table-cell>
          <table:table-cell table:formula="of:=[.U200]*[.U$2]+[.T200]*[.T$2]+[.S200]*[.S$2]+[.R200]*[.R$2]+[.Q200]*[.Q$2]+[.P200]*[.P$2]+[.O200]*[.O$2]+[.N200]*[.N$2]+[.M200]*[.M$2]+[.L200]*[.L$2]+[.K200]*[.K$2]+[.J200]*[.J$2]+[.I200]*[.I$2]" office:value-type="float" office:value="256" calcext:value-type="float">
            <text:p>256</text:p>
          </table:table-cell>
          <table:table-cell table:formula="of:=DEC2HEX([.H200];8)" office:value-type="string" office:string-value="00000000" calcext:value-type="string">
            <text:p>00000000</text:p>
          </table:table-cell>
          <table:table-cell table:formula="of:=[.V200]*[.$V$2]+[.W200]*[.$W$2]+[.X200]*[.$X$2]+[.Y200]*[.$Y$2]+[.Z200]*[.$Z$2]+[.AA200]*[.$AA$2]+[.AB200]*[.$AB$2]+[.AC200]*[.$AC$2]+[.AD200]*[.$AD$2]+[.AE200]*[.$AE$2]+[.AF200]*[.$AF$2]+[.AG200]*[.$AG$2]+[.AH200]*[.$AH$2]+[.AI200]*[.$AI$2]+[.AJ200]*[.$AJ$2]+[.AK200]*[.$AK$2]+[.AL200]*[.$AL$2]+[.AM200]*[.$AM$2]+[.AN200]*[.$AN$2]+[.AO200]*[.$AO$2]+[.AP200]*[.$AP$2]+[.AQ200]*[.$AQ$2]+[.AR200]*[.$AR$2]+[.AS200]*[.$AS$2]+[.AT200]*[.$AT$2]+[.AU200]*[.$AU$2]+[.AV200]*[.$AV$2]+[.AW200]*[.$AW$2]+[.AX200]*[.$AX$2]+[.AY200]*[.$AY$2]+[.AZ200]*[.$AZ$2]+[.BA20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3"/>
          <table:table-cell table:style-name="Default"/>
          <table:table-cell table:number-columns-repeated="14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1];8)" office:value-type="string" office:string-value="00000000" calcext:value-type="string">
            <text:p>00000000</text:p>
          </table:table-cell>
          <table:table-cell table:formula="of:=[.U201]*[.U$2]+[.T201]*[.T$2]+[.S201]*[.S$2]+[.R201]*[.R$2]+[.Q201]*[.Q$2]+[.P201]*[.P$2]+[.O201]*[.O$2]+[.N201]*[.N$2]+[.M201]*[.M$2]+[.L201]*[.L$2]+[.K201]*[.K$2]+[.J201]*[.J$2]+[.I201]*[.I$2]" office:value-type="float" office:value="0" calcext:value-type="float">
            <text:p>0</text:p>
          </table:table-cell>
          <table:table-cell table:formula="of:=DEC2HEX([.H201];8)" office:value-type="string" office:string-value="80000000" calcext:value-type="string">
            <text:p>80000000</text:p>
          </table:table-cell>
          <table:table-cell table:formula="of:=[.V201]*[.$V$2]+[.W201]*[.$W$2]+[.X201]*[.$X$2]+[.Y201]*[.$Y$2]+[.Z201]*[.$Z$2]+[.AA201]*[.$AA$2]+[.AB201]*[.$AB$2]+[.AC201]*[.$AC$2]+[.AD201]*[.$AD$2]+[.AE201]*[.$AE$2]+[.AF201]*[.$AF$2]+[.AG201]*[.$AG$2]+[.AH201]*[.$AH$2]+[.AI201]*[.$AI$2]+[.AJ201]*[.$AJ$2]+[.AK201]*[.$AK$2]+[.AL201]*[.$AL$2]+[.AM201]*[.$AM$2]+[.AN201]*[.$AN$2]+[.AO201]*[.$AO$2]+[.AP201]*[.$AP$2]+[.AQ201]*[.$AQ$2]+[.AR201]*[.$AR$2]+[.AS201]*[.$AS$2]+[.AT201]*[.$AT$2]+[.AU201]*[.$AU$2]+[.AV201]*[.$AV$2]+[.AW201]*[.$AW$2]+[.AX201]*[.$AX$2]+[.AY201]*[.$AY$2]+[.AZ201]*[.$AZ$2]+[.BA20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OP M,xxxx</text:p>
          </table:table-cell>
          <table:table-cell office:value-type="string" calcext:value-type="string">
            <text:p>REG_ADDR_WR=ROM</text:p>
          </table:table-cell>
          <table:table-cell table:style-name="ce4"/>
          <table:table-cell table:formula="of:=DEC2HEX([.F202];8)" office:value-type="string" office:string-value="00000001" calcext:value-type="string">
            <text:p>00000001</text:p>
          </table:table-cell>
          <table:table-cell table:formula="of:=[.U202]*[.U$2]+[.T202]*[.T$2]+[.S202]*[.S$2]+[.R202]*[.R$2]+[.Q202]*[.Q$2]+[.P202]*[.P$2]+[.O202]*[.O$2]+[.N202]*[.N$2]+[.M202]*[.M$2]+[.L202]*[.L$2]+[.K202]*[.K$2]+[.J202]*[.J$2]+[.I202]*[.I$2]" office:value-type="float" office:value="1" calcext:value-type="float">
            <text:p>1</text:p>
          </table:table-cell>
          <table:table-cell table:formula="of:=DEC2HEX([.H202];8)" office:value-type="string" office:string-value="00040000" calcext:value-type="string">
            <text:p>00040000</text:p>
          </table:table-cell>
          <table:table-cell table:formula="of:=[.V202]*[.$V$2]+[.W202]*[.$W$2]+[.X202]*[.$X$2]+[.Y202]*[.$Y$2]+[.Z202]*[.$Z$2]+[.AA202]*[.$AA$2]+[.AB202]*[.$AB$2]+[.AC202]*[.$AC$2]+[.AD202]*[.$AD$2]+[.AE202]*[.$AE$2]+[.AF202]*[.$AF$2]+[.AG202]*[.$AG$2]+[.AH202]*[.$AH$2]+[.AI202]*[.$AI$2]+[.AJ202]*[.$AJ$2]+[.AK202]*[.$AK$2]+[.AL202]*[.$AL$2]+[.AM202]*[.$AM$2]+[.AN202]*[.$AN$2]+[.AO202]*[.$AO$2]+[.AP202]*[.$AP$2]+[.AQ202]*[.$AQ$2]+[.AR202]*[.$AR$2]+[.AS202]*[.$AS$2]+[.AT202]*[.$AT$2]+[.AU202]*[.$AU$2]+[.AV202]*[.$AV$2]+[.AW202]*[.$AW$2]+[.AX202]*[.$AX$2]+[.AY202]*[.$AY$2]+[.AZ202]*[.$AZ$2]+[.BA202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3];8)" office:value-type="string" office:string-value="00000000" calcext:value-type="string">
            <text:p>00000000</text:p>
          </table:table-cell>
          <table:table-cell table:formula="of:=[.U203]*[.U$2]+[.T203]*[.T$2]+[.S203]*[.S$2]+[.R203]*[.R$2]+[.Q203]*[.Q$2]+[.P203]*[.P$2]+[.O203]*[.O$2]+[.N203]*[.N$2]+[.M203]*[.M$2]+[.L203]*[.L$2]+[.K203]*[.K$2]+[.J203]*[.J$2]+[.I203]*[.I$2]" office:value-type="float" office:value="0" calcext:value-type="float">
            <text:p>0</text:p>
          </table:table-cell>
          <table:table-cell table:formula="of:=DEC2HEX([.H203];8)" office:value-type="string" office:string-value="00001000" calcext:value-type="string">
            <text:p>00001000</text:p>
          </table:table-cell>
          <table:table-cell table:formula="of:=[.V203]*[.$V$2]+[.W203]*[.$W$2]+[.X203]*[.$X$2]+[.Y203]*[.$Y$2]+[.Z203]*[.$Z$2]+[.AA203]*[.$AA$2]+[.AB203]*[.$AB$2]+[.AC203]*[.$AC$2]+[.AD203]*[.$AD$2]+[.AE203]*[.$AE$2]+[.AF203]*[.$AF$2]+[.AG203]*[.$AG$2]+[.AH203]*[.$AH$2]+[.AI203]*[.$AI$2]+[.AJ203]*[.$AJ$2]+[.AK203]*[.$AK$2]+[.AL203]*[.$AL$2]+[.AM203]*[.$AM$2]+[.AN203]*[.$AN$2]+[.AO203]*[.$AO$2]+[.AP203]*[.$AP$2]+[.AQ203]*[.$AQ$2]+[.AR203]*[.$AR$2]+[.AS203]*[.$AS$2]+[.AT203]*[.$AT$2]+[.AU203]*[.$AU$2]+[.AV203]*[.$AV$2]+[.AW203]*[.$AW$2]+[.AX203]*[.$AX$2]+[.AY203]*[.$AY$2]+[.AZ203]*[.$AZ$2]+[.BA203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04];8)" office:value-type="string" office:string-value="00000000" calcext:value-type="string">
            <text:p>00000000</text:p>
          </table:table-cell>
          <table:table-cell table:formula="of:=[.U204]*[.U$2]+[.T204]*[.T$2]+[.S204]*[.S$2]+[.R204]*[.R$2]+[.Q204]*[.Q$2]+[.P204]*[.P$2]+[.O204]*[.O$2]+[.N204]*[.N$2]+[.M204]*[.M$2]+[.L204]*[.L$2]+[.K204]*[.K$2]+[.J204]*[.J$2]+[.I204]*[.I$2]" office:value-type="float" office:value="0" calcext:value-type="float">
            <text:p>0</text:p>
          </table:table-cell>
          <table:table-cell table:formula="of:=DEC2HEX([.H204];8)" office:value-type="string" office:string-value="00044000" calcext:value-type="string">
            <text:p>00044000</text:p>
          </table:table-cell>
          <table:table-cell table:formula="of:=[.V204]*[.$V$2]+[.W204]*[.$W$2]+[.X204]*[.$X$2]+[.Y204]*[.$Y$2]+[.Z204]*[.$Z$2]+[.AA204]*[.$AA$2]+[.AB204]*[.$AB$2]+[.AC204]*[.$AC$2]+[.AD204]*[.$AD$2]+[.AE204]*[.$AE$2]+[.AF204]*[.$AF$2]+[.AG204]*[.$AG$2]+[.AH204]*[.$AH$2]+[.AI204]*[.$AI$2]+[.AJ204]*[.$AJ$2]+[.AK204]*[.$AK$2]+[.AL204]*[.$AL$2]+[.AM204]*[.$AM$2]+[.AN204]*[.$AN$2]+[.AO204]*[.$AO$2]+[.AP204]*[.$AP$2]+[.AQ204]*[.$AQ$2]+[.AR204]*[.$AR$2]+[.AS204]*[.$AS$2]+[.AT204]*[.$AT$2]+[.AU204]*[.$AU$2]+[.AV204]*[.$AV$2]+[.AW204]*[.$AW$2]+[.AX204]*[.$AX$2]+[.AY204]*[.$AY$2]+[.AZ204]*[.$AZ$2]+[.BA204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5];8)" office:value-type="string" office:string-value="00000000" calcext:value-type="string">
            <text:p>00000000</text:p>
          </table:table-cell>
          <table:table-cell table:formula="of:=[.U205]*[.U$2]+[.T205]*[.T$2]+[.S205]*[.S$2]+[.R205]*[.R$2]+[.Q205]*[.Q$2]+[.P205]*[.P$2]+[.O205]*[.O$2]+[.N205]*[.N$2]+[.M205]*[.M$2]+[.L205]*[.L$2]+[.K205]*[.K$2]+[.J205]*[.J$2]+[.I205]*[.I$2]" office:value-type="float" office:value="0" calcext:value-type="float">
            <text:p>0</text:p>
          </table:table-cell>
          <table:table-cell table:formula="of:=DEC2HEX([.H205];8)" office:value-type="string" office:string-value="00001000" calcext:value-type="string">
            <text:p>00001000</text:p>
          </table:table-cell>
          <table:table-cell table:formula="of:=[.V205]*[.$V$2]+[.W205]*[.$W$2]+[.X205]*[.$X$2]+[.Y205]*[.$Y$2]+[.Z205]*[.$Z$2]+[.AA205]*[.$AA$2]+[.AB205]*[.$AB$2]+[.AC205]*[.$AC$2]+[.AD205]*[.$AD$2]+[.AE205]*[.$AE$2]+[.AF205]*[.$AF$2]+[.AG205]*[.$AG$2]+[.AH205]*[.$AH$2]+[.AI205]*[.$AI$2]+[.AJ205]*[.$AJ$2]+[.AK205]*[.$AK$2]+[.AL205]*[.$AL$2]+[.AM205]*[.$AM$2]+[.AN205]*[.$AN$2]+[.AO205]*[.$AO$2]+[.AP205]*[.$AP$2]+[.AQ205]*[.$AQ$2]+[.AR205]*[.$AR$2]+[.AS205]*[.$AS$2]+[.AT205]*[.$AT$2]+[.AU205]*[.$AU$2]+[.AV205]*[.$AV$2]+[.AW205]*[.$AW$2]+[.AX205]*[.$AX$2]+[.AY205]*[.$AY$2]+[.AZ205]*[.$AZ$2]+[.BA205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06];8)" office:value-type="string" office:string-value="00000000" calcext:value-type="string">
            <text:p>00000000</text:p>
          </table:table-cell>
          <table:table-cell table:formula="of:=[.U206]*[.U$2]+[.T206]*[.T$2]+[.S206]*[.S$2]+[.R206]*[.R$2]+[.Q206]*[.Q$2]+[.P206]*[.P$2]+[.O206]*[.O$2]+[.N206]*[.N$2]+[.M206]*[.M$2]+[.L206]*[.L$2]+[.K206]*[.K$2]+[.J206]*[.J$2]+[.I206]*[.I$2]" office:value-type="float" office:value="0" calcext:value-type="float">
            <text:p>0</text:p>
          </table:table-cell>
          <table:table-cell table:formula="of:=DEC2HEX([.H206];8)" office:value-type="string" office:string-value="00048000" calcext:value-type="string">
            <text:p>00048000</text:p>
          </table:table-cell>
          <table:table-cell table:formula="of:=[.V206]*[.$V$2]+[.W206]*[.$W$2]+[.X206]*[.$X$2]+[.Y206]*[.$Y$2]+[.Z206]*[.$Z$2]+[.AA206]*[.$AA$2]+[.AB206]*[.$AB$2]+[.AC206]*[.$AC$2]+[.AD206]*[.$AD$2]+[.AE206]*[.$AE$2]+[.AF206]*[.$AF$2]+[.AG206]*[.$AG$2]+[.AH206]*[.$AH$2]+[.AI206]*[.$AI$2]+[.AJ206]*[.$AJ$2]+[.AK206]*[.$AK$2]+[.AL206]*[.$AL$2]+[.AM206]*[.$AM$2]+[.AN206]*[.$AN$2]+[.AO206]*[.$AO$2]+[.AP206]*[.$AP$2]+[.AQ206]*[.$AQ$2]+[.AR206]*[.$AR$2]+[.AS206]*[.$AS$2]+[.AT206]*[.$AT$2]+[.AU206]*[.$AU$2]+[.AV206]*[.$AV$2]+[.AW206]*[.$AW$2]+[.AX206]*[.$AX$2]+[.AY206]*[.$AY$2]+[.AZ206]*[.$AZ$2]+[.BA206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7];8)" office:value-type="string" office:string-value="00000000" calcext:value-type="string">
            <text:p>00000000</text:p>
          </table:table-cell>
          <table:table-cell table:formula="of:=[.U207]*[.U$2]+[.T207]*[.T$2]+[.S207]*[.S$2]+[.R207]*[.R$2]+[.Q207]*[.Q$2]+[.P207]*[.P$2]+[.O207]*[.O$2]+[.N207]*[.N$2]+[.M207]*[.M$2]+[.L207]*[.L$2]+[.K207]*[.K$2]+[.J207]*[.J$2]+[.I207]*[.I$2]" office:value-type="float" office:value="0" calcext:value-type="float">
            <text:p>0</text:p>
          </table:table-cell>
          <table:table-cell table:formula="of:=DEC2HEX([.H207];8)" office:value-type="string" office:string-value="00001000" calcext:value-type="string">
            <text:p>00001000</text:p>
          </table:table-cell>
          <table:table-cell table:formula="of:=[.V207]*[.$V$2]+[.W207]*[.$W$2]+[.X207]*[.$X$2]+[.Y207]*[.$Y$2]+[.Z207]*[.$Z$2]+[.AA207]*[.$AA$2]+[.AB207]*[.$AB$2]+[.AC207]*[.$AC$2]+[.AD207]*[.$AD$2]+[.AE207]*[.$AE$2]+[.AF207]*[.$AF$2]+[.AG207]*[.$AG$2]+[.AH207]*[.$AH$2]+[.AI207]*[.$AI$2]+[.AJ207]*[.$AJ$2]+[.AK207]*[.$AK$2]+[.AL207]*[.$AL$2]+[.AM207]*[.$AM$2]+[.AN207]*[.$AN$2]+[.AO207]*[.$AO$2]+[.AP207]*[.$AP$2]+[.AQ207]*[.$AQ$2]+[.AR207]*[.$AR$2]+[.AS207]*[.$AS$2]+[.AT207]*[.$AT$2]+[.AU207]*[.$AU$2]+[.AV207]*[.$AV$2]+[.AW207]*[.$AW$2]+[.AX207]*[.$AX$2]+[.AY207]*[.$AY$2]+[.AZ207]*[.$AZ$2]+[.BA20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208];8)" office:value-type="string" office:string-value="00000010" calcext:value-type="string">
            <text:p>00000010</text:p>
          </table:table-cell>
          <table:table-cell table:formula="of:=[.U208]*[.U$2]+[.T208]*[.T$2]+[.S208]*[.S$2]+[.R208]*[.R$2]+[.Q208]*[.Q$2]+[.P208]*[.P$2]+[.O208]*[.O$2]+[.N208]*[.N$2]+[.M208]*[.M$2]+[.L208]*[.L$2]+[.K208]*[.K$2]+[.J208]*[.J$2]+[.I208]*[.I$2]" office:value-type="float" office:value="16" calcext:value-type="float">
            <text:p>16</text:p>
          </table:table-cell>
          <table:table-cell table:formula="of:=DEC2HEX([.H208];8)" office:value-type="string" office:string-value="00020000" calcext:value-type="string">
            <text:p>00020000</text:p>
          </table:table-cell>
          <table:table-cell table:formula="of:=[.V208]*[.$V$2]+[.W208]*[.$W$2]+[.X208]*[.$X$2]+[.Y208]*[.$Y$2]+[.Z208]*[.$Z$2]+[.AA208]*[.$AA$2]+[.AB208]*[.$AB$2]+[.AC208]*[.$AC$2]+[.AD208]*[.$AD$2]+[.AE208]*[.$AE$2]+[.AF208]*[.$AF$2]+[.AG208]*[.$AG$2]+[.AH208]*[.$AH$2]+[.AI208]*[.$AI$2]+[.AJ208]*[.$AJ$2]+[.AK208]*[.$AK$2]+[.AL208]*[.$AL$2]+[.AM208]*[.$AM$2]+[.AN208]*[.$AN$2]+[.AO208]*[.$AO$2]+[.AP208]*[.$AP$2]+[.AQ208]*[.$AQ$2]+[.AR208]*[.$AR$2]+[.AS208]*[.$AS$2]+[.AT208]*[.$AT$2]+[.AU208]*[.$AU$2]+[.AV208]*[.$AV$2]+[.AW208]*[.$AW$2]+[.AX208]*[.$AX$2]+[.AY208]*[.$AY$2]+[.AZ208]*[.$AZ$2]+[.BA208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209];8)" office:value-type="string" office:string-value="00000028" calcext:value-type="string">
            <text:p>00000028</text:p>
          </table:table-cell>
          <table:table-cell table:formula="of:=[.U209]*[.U$2]+[.T209]*[.T$2]+[.S209]*[.S$2]+[.R209]*[.R$2]+[.Q209]*[.Q$2]+[.P209]*[.P$2]+[.O209]*[.O$2]+[.N209]*[.N$2]+[.M209]*[.M$2]+[.L209]*[.L$2]+[.K209]*[.K$2]+[.J209]*[.J$2]+[.I209]*[.I$2]" office:value-type="float" office:value="40" calcext:value-type="float">
            <text:p>40</text:p>
          </table:table-cell>
          <table:table-cell table:formula="of:=DEC2HEX([.H209];8)" office:value-type="string" office:string-value="00010000" calcext:value-type="string">
            <text:p>00010000</text:p>
          </table:table-cell>
          <table:table-cell table:formula="of:=[.V209]*[.$V$2]+[.W209]*[.$W$2]+[.X209]*[.$X$2]+[.Y209]*[.$Y$2]+[.Z209]*[.$Z$2]+[.AA209]*[.$AA$2]+[.AB209]*[.$AB$2]+[.AC209]*[.$AC$2]+[.AD209]*[.$AD$2]+[.AE209]*[.$AE$2]+[.AF209]*[.$AF$2]+[.AG209]*[.$AG$2]+[.AH209]*[.$AH$2]+[.AI209]*[.$AI$2]+[.AJ209]*[.$AJ$2]+[.AK209]*[.$AK$2]+[.AL209]*[.$AL$2]+[.AM209]*[.$AM$2]+[.AN209]*[.$AN$2]+[.AO209]*[.$AO$2]+[.AP209]*[.$AP$2]+[.AQ209]*[.$AQ$2]+[.AR209]*[.$AR$2]+[.AS209]*[.$AS$2]+[.AT209]*[.$AT$2]+[.AU209]*[.$AU$2]+[.AV209]*[.$AV$2]+[.AW209]*[.$AW$2]+[.AX209]*[.$AX$2]+[.AY209]*[.$AY$2]+[.AZ209]*[.$AZ$2]+[.BA209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10];8)" office:value-type="string" office:string-value="00000100" calcext:value-type="string">
            <text:p>00000100</text:p>
          </table:table-cell>
          <table:table-cell table:formula="of:=[.U210]*[.U$2]+[.T210]*[.T$2]+[.S210]*[.S$2]+[.R210]*[.R$2]+[.Q210]*[.Q$2]+[.P210]*[.P$2]+[.O210]*[.O$2]+[.N210]*[.N$2]+[.M210]*[.M$2]+[.L210]*[.L$2]+[.K210]*[.K$2]+[.J210]*[.J$2]+[.I210]*[.I$2]" office:value-type="float" office:value="256" calcext:value-type="float">
            <text:p>256</text:p>
          </table:table-cell>
          <table:table-cell table:formula="of:=DEC2HEX([.H210];8)" office:value-type="string" office:string-value="00000000" calcext:value-type="string">
            <text:p>00000000</text:p>
          </table:table-cell>
          <table:table-cell table:formula="of:=[.V210]*[.$V$2]+[.W210]*[.$W$2]+[.X210]*[.$X$2]+[.Y210]*[.$Y$2]+[.Z210]*[.$Z$2]+[.AA210]*[.$AA$2]+[.AB210]*[.$AB$2]+[.AC210]*[.$AC$2]+[.AD210]*[.$AD$2]+[.AE210]*[.$AE$2]+[.AF210]*[.$AF$2]+[.AG210]*[.$AG$2]+[.AH210]*[.$AH$2]+[.AI210]*[.$AI$2]+[.AJ210]*[.$AJ$2]+[.AK210]*[.$AK$2]+[.AL210]*[.$AL$2]+[.AM210]*[.$AM$2]+[.AN210]*[.$AN$2]+[.AO210]*[.$AO$2]+[.AP210]*[.$AP$2]+[.AQ210]*[.$AQ$2]+[.AR210]*[.$AR$2]+[.AS210]*[.$AS$2]+[.AT210]*[.$AT$2]+[.AU210]*[.$AU$2]+[.AV210]*[.$AV$2]+[.AW210]*[.$AW$2]+[.AX210]*[.$AX$2]+[.AY210]*[.$AY$2]+[.AZ210]*[.$AZ$2]+[.BA21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11];8)" office:value-type="string" office:string-value="00000000" calcext:value-type="string">
            <text:p>00000000</text:p>
          </table:table-cell>
          <table:table-cell table:formula="of:=[.U211]*[.U$2]+[.T211]*[.T$2]+[.S211]*[.S$2]+[.R211]*[.R$2]+[.Q211]*[.Q$2]+[.P211]*[.P$2]+[.O211]*[.O$2]+[.N211]*[.N$2]+[.M211]*[.M$2]+[.L211]*[.L$2]+[.K211]*[.K$2]+[.J211]*[.J$2]+[.I211]*[.I$2]" office:value-type="float" office:value="0" calcext:value-type="float">
            <text:p>0</text:p>
          </table:table-cell>
          <table:table-cell table:formula="of:=DEC2HEX([.H211];8)" office:value-type="string" office:string-value="80000000" calcext:value-type="string">
            <text:p>80000000</text:p>
          </table:table-cell>
          <table:table-cell table:formula="of:=[.V211]*[.$V$2]+[.W211]*[.$W$2]+[.X211]*[.$X$2]+[.Y211]*[.$Y$2]+[.Z211]*[.$Z$2]+[.AA211]*[.$AA$2]+[.AB211]*[.$AB$2]+[.AC211]*[.$AC$2]+[.AD211]*[.$AD$2]+[.AE211]*[.$AE$2]+[.AF211]*[.$AF$2]+[.AG211]*[.$AG$2]+[.AH211]*[.$AH$2]+[.AI211]*[.$AI$2]+[.AJ211]*[.$AJ$2]+[.AK211]*[.$AK$2]+[.AL211]*[.$AL$2]+[.AM211]*[.$AM$2]+[.AN211]*[.$AN$2]+[.AO211]*[.$AO$2]+[.AP211]*[.$AP$2]+[.AQ211]*[.$AQ$2]+[.AR211]*[.$AR$2]+[.AS211]*[.$AS$2]+[.AT211]*[.$AT$2]+[.AU211]*[.$AU$2]+[.AV211]*[.$AV$2]+[.AW211]*[.$AW$2]+[.AX211]*[.$AX$2]+[.AY211]*[.$AY$2]+[.AZ211]*[.$AZ$2]+[.BA21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CALL</text:p>
          </table:table-cell>
          <table:table-cell office:value-type="string" calcext:value-type="string">
            <text:p>???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RET</text:p>
          </table:table-cell>
          <table:table-cell office:value-type="string" calcext:value-type="string">
            <text:p>???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9:13:10.57492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15T20:21:37.109244847</dc:date>
    <meta:editing-duration>P1DT11H9M2S</meta:editing-duration>
    <meta:editing-cycles>281</meta:editing-cycles>
    <meta:generator>LibreOffice/4.3.3.2$Linux_X86_64 LibreOffice_project/430m0$Build-2</meta:generator>
    <meta:document-statistic meta:table-count="1" meta:cell-count="1645" meta:object-count="0"/>
  </office:meta>
</office:document-meta>
</file>